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cm" svg:height="9cm" svg:x="48.618cm" svg:y="0.476cm">
            <draw:object draw:notify-on-update-of-ranges="Sheet1.A52:Sheet1.A72 Sheet1.E51:Sheet1.E51 Sheet1.E52:Sheet1.E72 Sheet1.A52:Sheet1.A72 Sheet1.F51:Sheet1.F51 Sheet1.F52:Sheet1.F72 Sheet1.A52:Sheet1.A72 Sheet1.G51:Sheet1.G51 Sheet1.G52:Sheet1.G72 Sheet1.A52:Sheet1.A72 Sheet1.C52:Sheet1.C71 Sheet1.A52:Sheet1.A72 Sheet1.I6:Sheet1.I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8.677cm" svg:y="9.805cm">
            <draw:object draw:notify-on-update-of-ranges="Sheet1.A52:Sheet1.A72 Sheet1.M51:Sheet1.M51 Sheet1.M52:Sheet1.M72 Sheet1.A52:Sheet1.A72 Sheet1.N51:Sheet1.N51 Sheet1.N52:Sheet1.N72 Sheet1.A52:Sheet1.A72 Sheet1.O51:Sheet1.O51 Sheet1.O52:Sheet1.O72 Sheet1.A52:Sheet1.A72 Sheet1.P51:Sheet1.P51 Sheet1.P52:Sheet1.P72 Sheet1.A52:Sheet1.A72 Sheet1.Q51:Sheet1.Q51 Sheet1.Q52:Sheet1.Q72 Sheet1.A52:Sheet1.A72 Sheet1.R51:Sheet1.R51 Sheet1.R52:Sheet1.R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48.631cm" svg:y="19.469cm">
            <draw:object draw:notify-on-update-of-ranges="Sheet1.G52:Sheet1.G72 Sheet1.G6:Sheet1.G26 Sheet1.I52:Sheet1.I71 Sheet1.G29:Sheet1.G48 Sheet1.G52:Sheet1.G72 Sheet1.F52:Sheet1.F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ep_erase_creat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robabilistic ranking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281898460" calcext:value-type="float">
            <text:p>4281898460</text:p>
          </table:table-cell>
          <table:table-cell office:value-type="float" office:value="112395904632" calcext:value-type="float">
            <text:p>112395904632</text:p>
          </table:table-cell>
          <table:table-cell office:value-type="float" office:value="0.770755" calcext:value-type="float">
            <text:p>7.71E-01</text:p>
          </table:table-cell>
          <table:table-cell/>
          <table:table-cell office:value-type="float" office:value="56.004397" calcext:value-type="float">
            <text:p>56.004397</text:p>
          </table:table-cell>
          <table:table-cell office:value-type="float" office:value="2.710019" calcext:value-type="float">
            <text:p>2.710019</text:p>
          </table:table-cell>
          <table:table-cell office:value-type="float" office:value="19.786915" calcext:value-type="float">
            <text:p>19.786915</text:p>
          </table:table-cell>
          <table:table-cell office:value-type="float" office:value="17.128525" calcext:value-type="float">
            <text:p>17.128525</text:p>
          </table:table-cell>
          <table:table-cell office:value-type="float" office:value="1.039889" calcext:value-type="float">
            <text:p>1.039889</text:p>
          </table:table-cell>
          <table:table-cell office:value-type="float" office:value="1.567152" calcext:value-type="float">
            <text:p>1.567152</text:p>
          </table:table-cell>
          <table:table-cell office:value-type="float" office:value="12.714936" calcext:value-type="float">
            <text:p>12.714936</text:p>
          </table:table-cell>
          <table:table-cell/>
          <table:table-cell office:value-type="float" office:value="0.161247" calcext:value-type="float">
            <text:p>0.161247</text:p>
          </table:table-cell>
          <table:table-cell office:value-type="float" office:value="2.29274987527871" calcext:value-type="float">
            <text:p>2.29274987527871</text:p>
          </table:table-cell>
          <table:table-cell office:value-type="float" office:value="0.00702465601914121" calcext:value-type="float">
            <text:p>0.007024656019141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161572664" calcext:value-type="float">
            <text:p>4161572664</text:p>
          </table:table-cell>
          <table:table-cell office:value-type="float" office:value="103218278940" calcext:value-type="float">
            <text:p>103218278940</text:p>
          </table:table-cell>
          <table:table-cell office:value-type="float" office:value="0.761954" calcext:value-type="float">
            <text:p>7.62E-01</text:p>
          </table:table-cell>
          <table:table-cell/>
          <table:table-cell office:value-type="float" office:value="55.993233" calcext:value-type="float">
            <text:p>55.993233</text:p>
          </table:table-cell>
          <table:table-cell office:value-type="float" office:value="2.788756" calcext:value-type="float">
            <text:p>2.788756</text:p>
          </table:table-cell>
          <table:table-cell office:value-type="float" office:value="19.788861" calcext:value-type="float">
            <text:p>19.788861</text:p>
          </table:table-cell>
          <table:table-cell office:value-type="float" office:value="17.218542" calcext:value-type="float">
            <text:p>17.218542</text:p>
          </table:table-cell>
          <table:table-cell office:value-type="float" office:value="1.140636" calcext:value-type="float">
            <text:p>1.140636</text:p>
          </table:table-cell>
          <table:table-cell office:value-type="float" office:value="1.705224" calcext:value-type="float">
            <text:p>1.705224</text:p>
          </table:table-cell>
          <table:table-cell office:value-type="float" office:value="12.489449" calcext:value-type="float">
            <text:p>12.489449</text:p>
          </table:table-cell>
          <table:table-cell/>
          <table:table-cell office:value-type="float" office:value="0.171332" calcext:value-type="float">
            <text:p>0.171332</text:p>
          </table:table-cell>
          <table:table-cell office:value-type="float" office:value="2.41232062991883" calcext:value-type="float">
            <text:p>2.41232062991883</text:p>
          </table:table-cell>
          <table:table-cell office:value-type="float" office:value="0.00590469136144269" calcext:value-type="float">
            <text:p>0.005904691361442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14511189" calcext:value-type="float">
            <text:p>4014511189</text:p>
          </table:table-cell>
          <table:table-cell office:value-type="float" office:value="94031940096" calcext:value-type="float">
            <text:p>94031940096</text:p>
          </table:table-cell>
          <table:table-cell office:value-type="float" office:value="0.750857" calcext:value-type="float">
            <text:p>7.51E-01</text:p>
          </table:table-cell>
          <table:table-cell/>
          <table:table-cell office:value-type="float" office:value="54.52322" calcext:value-type="float">
            <text:p>54.52322</text:p>
          </table:table-cell>
          <table:table-cell office:value-type="float" office:value="2.531974" calcext:value-type="float">
            <text:p>2.531974</text:p>
          </table:table-cell>
          <table:table-cell office:value-type="float" office:value="19.64852" calcext:value-type="float">
            <text:p>19.64852</text:p>
          </table:table-cell>
          <table:table-cell office:value-type="float" office:value="14.312309" calcext:value-type="float">
            <text:p>14.312309</text:p>
          </table:table-cell>
          <table:table-cell office:value-type="float" office:value="1.282229" calcext:value-type="float">
            <text:p>1.282229</text:p>
          </table:table-cell>
          <table:table-cell office:value-type="float" office:value="2.029172" calcext:value-type="float">
            <text:p>2.029172</text:p>
          </table:table-cell>
          <table:table-cell office:value-type="float" office:value="13.608809" calcext:value-type="float">
            <text:p>13.608809</text:p>
          </table:table-cell>
          <table:table-cell/>
          <table:table-cell office:value-type="float" office:value="0.111795" calcext:value-type="float">
            <text:p>0.111795</text:p>
          </table:table-cell>
          <table:table-cell office:value-type="float" office:value="2.60677625892383" calcext:value-type="float">
            <text:p>2.60677625892383</text:p>
          </table:table-cell>
          <table:table-cell office:value-type="float" office:value="0.00602276647085888" calcext:value-type="float">
            <text:p>0.006022766470858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53906893" calcext:value-type="float">
            <text:p>3853906893</text:p>
          </table:table-cell>
          <table:table-cell office:value-type="float" office:value="84891038220" calcext:value-type="float">
            <text:p>84891038220</text:p>
          </table:table-cell>
          <table:table-cell office:value-type="float" office:value="0.733785" calcext:value-type="float">
            <text:p>7.34E-01</text:p>
          </table:table-cell>
          <table:table-cell/>
          <table:table-cell office:value-type="float" office:value="64.673699" calcext:value-type="float">
            <text:p>64.673699</text:p>
          </table:table-cell>
          <table:table-cell office:value-type="float" office:value="3.396683" calcext:value-type="float">
            <text:p>3.396683</text:p>
          </table:table-cell>
          <table:table-cell office:value-type="float" office:value="19.606144" calcext:value-type="float">
            <text:p>19.606144</text:p>
          </table:table-cell>
          <table:table-cell office:value-type="float" office:value="17.649005" calcext:value-type="float">
            <text:p>17.649005</text:p>
          </table:table-cell>
          <table:table-cell office:value-type="float" office:value="1.482183" calcext:value-type="float">
            <text:p>1.482183</text:p>
          </table:table-cell>
          <table:table-cell office:value-type="float" office:value="2.751036" calcext:value-type="float">
            <text:p>2.751036</text:p>
          </table:table-cell>
          <table:table-cell office:value-type="float" office:value="18.696686" calcext:value-type="float">
            <text:p>18.696686</text:p>
          </table:table-cell>
          <table:table-cell/>
          <table:table-cell office:value-type="float" office:value="0.203339" calcext:value-type="float">
            <text:p>0.203339</text:p>
          </table:table-cell>
          <table:table-cell office:value-type="float" office:value="2.47419339635785" calcext:value-type="float">
            <text:p>2.47419339635785</text:p>
          </table:table-cell>
          <table:table-cell office:value-type="float" office:value="0.00735188869268608" calcext:value-type="float">
            <text:p>0.007351888692686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765871278" calcext:value-type="float">
            <text:p>3765871278</text:p>
          </table:table-cell>
          <table:table-cell office:value-type="float" office:value="75663506880" calcext:value-type="float">
            <text:p>75663506880</text:p>
          </table:table-cell>
          <table:table-cell office:value-type="float" office:value="0.72169" calcext:value-type="float">
            <text:p>7.22E-01</text:p>
          </table:table-cell>
          <table:table-cell/>
          <table:table-cell office:value-type="float" office:value="69.71311" calcext:value-type="float">
            <text:p>69.71311</text:p>
          </table:table-cell>
          <table:table-cell office:value-type="float" office:value="3.95684" calcext:value-type="float">
            <text:p>3.95684</text:p>
          </table:table-cell>
          <table:table-cell office:value-type="float" office:value="19.729385" calcext:value-type="float">
            <text:p>19.729385</text:p>
          </table:table-cell>
          <table:table-cell office:value-type="float" office:value="16.617464" calcext:value-type="float">
            <text:p>16.617464</text:p>
          </table:table-cell>
          <table:table-cell office:value-type="float" office:value="1.927116" calcext:value-type="float">
            <text:p>1.927116</text:p>
          </table:table-cell>
          <table:table-cell office:value-type="float" office:value="2.855789" calcext:value-type="float">
            <text:p>2.855789</text:p>
          </table:table-cell>
          <table:table-cell office:value-type="float" office:value="23.427725" calcext:value-type="float">
            <text:p>23.427725</text:p>
          </table:table-cell>
          <table:table-cell/>
          <table:table-cell office:value-type="float" office:value="0.212086" calcext:value-type="float">
            <text:p>0.212086</text:p>
          </table:table-cell>
          <table:table-cell office:value-type="float" office:value="3.39704956384473" calcext:value-type="float">
            <text:p>3.39704956384473</text:p>
          </table:table-cell>
          <table:table-cell office:value-type="float" office:value="0.0073605330623026" calcext:value-type="float">
            <text:p>0.00736053306230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76027010" calcext:value-type="float">
            <text:p>3576027010</text:p>
          </table:table-cell>
          <table:table-cell office:value-type="float" office:value="66578623020" calcext:value-type="float">
            <text:p>66578623020</text:p>
          </table:table-cell>
          <table:table-cell office:value-type="float" office:value="0.706753" calcext:value-type="float">
            <text:p>7.07E-01</text:p>
          </table:table-cell>
          <table:table-cell/>
          <table:table-cell office:value-type="float" office:value="64.683497" calcext:value-type="float">
            <text:p>64.683497</text:p>
          </table:table-cell>
          <table:table-cell office:value-type="float" office:value="3.576482" calcext:value-type="float">
            <text:p>3.576482</text:p>
          </table:table-cell>
          <table:table-cell office:value-type="float" office:value="19.405303" calcext:value-type="float">
            <text:p>19.405303</text:p>
          </table:table-cell>
          <table:table-cell office:value-type="float" office:value="16.958108" calcext:value-type="float">
            <text:p>16.958108</text:p>
          </table:table-cell>
          <table:table-cell office:value-type="float" office:value="1.702529" calcext:value-type="float">
            <text:p>1.702529</text:p>
          </table:table-cell>
          <table:table-cell office:value-type="float" office:value="2.815942" calcext:value-type="float">
            <text:p>2.815942</text:p>
          </table:table-cell>
          <table:table-cell office:value-type="float" office:value="19.012651" calcext:value-type="float">
            <text:p>19.012651</text:p>
          </table:table-cell>
          <table:table-cell/>
          <table:table-cell office:value-type="float" office:value="0.216075" calcext:value-type="float">
            <text:p>0.216075</text:p>
          </table:table-cell>
          <table:table-cell office:value-type="float" office:value="2.30270186544035" calcext:value-type="float">
            <text:p>2.30270186544035</text:p>
          </table:table-cell>
          <table:table-cell office:value-type="float" office:value="0.0069924417009969" calcext:value-type="float">
            <text:p>0.00699244170099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374637116" calcext:value-type="float">
            <text:p>3374637116</text:p>
          </table:table-cell>
          <table:table-cell office:value-type="float" office:value="57486844800" calcext:value-type="float">
            <text:p>57486844800</text:p>
          </table:table-cell>
          <table:table-cell office:value-type="float" office:value="0.665282" calcext:value-type="float">
            <text:p>6.65E-01</text:p>
          </table:table-cell>
          <table:table-cell/>
          <table:table-cell office:value-type="float" office:value="75.518861" calcext:value-type="float">
            <text:p>75.518861</text:p>
          </table:table-cell>
          <table:table-cell office:value-type="float" office:value="4.427458" calcext:value-type="float">
            <text:p>4.427458</text:p>
          </table:table-cell>
          <table:table-cell office:value-type="float" office:value="19.286553" calcext:value-type="float">
            <text:p>19.286553</text:p>
          </table:table-cell>
          <table:table-cell office:value-type="float" office:value="17.832404" calcext:value-type="float">
            <text:p>17.832404</text:p>
          </table:table-cell>
          <table:table-cell office:value-type="float" office:value="2.489124" calcext:value-type="float">
            <text:p>2.489124</text:p>
          </table:table-cell>
          <table:table-cell office:value-type="float" office:value="3.943853" calcext:value-type="float">
            <text:p>3.943853</text:p>
          </table:table-cell>
          <table:table-cell office:value-type="float" office:value="26.099767" calcext:value-type="float">
            <text:p>26.099767</text:p>
          </table:table-cell>
          <table:table-cell/>
          <table:table-cell office:value-type="float" office:value="0.246352" calcext:value-type="float">
            <text:p>0.246352</text:p>
          </table:table-cell>
          <table:table-cell office:value-type="float" office:value="3.25030560520917" calcext:value-type="float">
            <text:p>3.25030560520917</text:p>
          </table:table-cell>
          <table:table-cell office:value-type="float" office:value="0.0146011214029962" calcext:value-type="float">
            <text:p>0.01460112140299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212307144" calcext:value-type="float">
            <text:p>3212307144</text:p>
          </table:table-cell>
          <table:table-cell office:value-type="float" office:value="51333059232" calcext:value-type="float">
            <text:p>51333059232</text:p>
          </table:table-cell>
          <table:table-cell office:value-type="float" office:value="0.661826" calcext:value-type="float">
            <text:p>6.62E-01</text:p>
          </table:table-cell>
          <table:table-cell/>
          <table:table-cell office:value-type="float" office:value="68.048564" calcext:value-type="float">
            <text:p>68.048564</text:p>
          </table:table-cell>
          <table:table-cell office:value-type="float" office:value="3.804848" calcext:value-type="float">
            <text:p>3.804848</text:p>
          </table:table-cell>
          <table:table-cell office:value-type="float" office:value="19.068474" calcext:value-type="float">
            <text:p>19.068474</text:p>
          </table:table-cell>
          <table:table-cell office:value-type="float" office:value="13.107099" calcext:value-type="float">
            <text:p>13.107099</text:p>
          </table:table-cell>
          <table:table-cell office:value-type="float" office:value="2.180259" calcext:value-type="float">
            <text:p>2.180259</text:p>
          </table:table-cell>
          <table:table-cell office:value-type="float" office:value="3.303237" calcext:value-type="float">
            <text:p>3.303237</text:p>
          </table:table-cell>
          <table:table-cell office:value-type="float" office:value="25.177594" calcext:value-type="float">
            <text:p>25.177594</text:p>
          </table:table-cell>
          <table:table-cell/>
          <table:table-cell office:value-type="float" office:value="0.161883" calcext:value-type="float">
            <text:p>0.161883</text:p>
          </table:table-cell>
          <table:table-cell office:value-type="float" office:value="3.08607054136419" calcext:value-type="float">
            <text:p>3.08607054136419</text:p>
          </table:table-cell>
          <table:table-cell office:value-type="float" office:value="0.0111360236181608" calcext:value-type="float">
            <text:p>0.01113602361816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096685494" calcext:value-type="float">
            <text:p>3096685494</text:p>
          </table:table-cell>
          <table:table-cell office:value-type="float" office:value="45338960448" calcext:value-type="float">
            <text:p>45338960448</text:p>
          </table:table-cell>
          <table:table-cell office:value-type="float" office:value="0.600334" calcext:value-type="float">
            <text:p>6.00E-01</text:p>
          </table:table-cell>
          <table:table-cell/>
          <table:table-cell office:value-type="float" office:value="80.037592" calcext:value-type="float">
            <text:p>80.037592</text:p>
          </table:table-cell>
          <table:table-cell office:value-type="float" office:value="4.2923" calcext:value-type="float">
            <text:p>4.2923</text:p>
          </table:table-cell>
          <table:table-cell office:value-type="float" office:value="19.090727" calcext:value-type="float">
            <text:p>19.090727</text:p>
          </table:table-cell>
          <table:table-cell office:value-type="float" office:value="14.814516" calcext:value-type="float">
            <text:p>14.814516</text:p>
          </table:table-cell>
          <table:table-cell office:value-type="float" office:value="3.056285" calcext:value-type="float">
            <text:p>3.056285</text:p>
          </table:table-cell>
          <table:table-cell office:value-type="float" office:value="4.10559" calcext:value-type="float">
            <text:p>4.10559</text:p>
          </table:table-cell>
          <table:table-cell office:value-type="float" office:value="33.194798" calcext:value-type="float">
            <text:p>33.194798</text:p>
          </table:table-cell>
          <table:table-cell/>
          <table:table-cell office:value-type="float" office:value="0.202803" calcext:value-type="float">
            <text:p>0.202803</text:p>
          </table:table-cell>
          <table:table-cell office:value-type="float" office:value="2.88135441134405" calcext:value-type="float">
            <text:p>2.88135441134405</text:p>
          </table:table-cell>
          <table:table-cell office:value-type="float" office:value="0.0135024279769742" calcext:value-type="float">
            <text:p>0.01350242797697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921001939" calcext:value-type="float">
            <text:p>2921001939</text:p>
          </table:table-cell>
          <table:table-cell office:value-type="float" office:value="39354689808" calcext:value-type="float">
            <text:p>39354689808</text:p>
          </table:table-cell>
          <table:table-cell office:value-type="float" office:value="0.610105" calcext:value-type="float">
            <text:p>6.10E-01</text:p>
          </table:table-cell>
          <table:table-cell/>
          <table:table-cell office:value-type="float" office:value="69.822178" calcext:value-type="float">
            <text:p>69.822178</text:p>
          </table:table-cell>
          <table:table-cell office:value-type="float" office:value="4.245254" calcext:value-type="float">
            <text:p>4.245254</text:p>
          </table:table-cell>
          <table:table-cell office:value-type="float" office:value="18.867197" calcext:value-type="float">
            <text:p>18.867197</text:p>
          </table:table-cell>
          <table:table-cell office:value-type="float" office:value="12.723078" calcext:value-type="float">
            <text:p>12.723078</text:p>
          </table:table-cell>
          <table:table-cell office:value-type="float" office:value="3.037445" calcext:value-type="float">
            <text:p>3.037445</text:p>
          </table:table-cell>
          <table:table-cell office:value-type="float" office:value="3.685747" calcext:value-type="float">
            <text:p>3.685747</text:p>
          </table:table-cell>
          <table:table-cell office:value-type="float" office:value="25.76744" calcext:value-type="float">
            <text:p>25.76744</text:p>
          </table:table-cell>
          <table:table-cell/>
          <table:table-cell office:value-type="float" office:value="0.185228" calcext:value-type="float">
            <text:p>0.185228</text:p>
          </table:table-cell>
          <table:table-cell office:value-type="float" office:value="3.01894358862265" calcext:value-type="float">
            <text:p>3.01894358862265</text:p>
          </table:table-cell>
          <table:table-cell office:value-type="float" office:value="0.0139710592735566" calcext:value-type="float">
            <text:p>0.01397105927355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745172881" calcext:value-type="float">
            <text:p>2745172881</text:p>
          </table:table-cell>
          <table:table-cell office:value-type="float" office:value="33365430144" calcext:value-type="float">
            <text:p>33365430144</text:p>
          </table:table-cell>
          <table:table-cell office:value-type="float" office:value="0.575493" calcext:value-type="float">
            <text:p>5.75E-01</text:p>
          </table:table-cell>
          <table:table-cell/>
          <table:table-cell office:value-type="float" office:value="73.668162" calcext:value-type="float">
            <text:p>73.668162</text:p>
          </table:table-cell>
          <table:table-cell office:value-type="float" office:value="4.441121" calcext:value-type="float">
            <text:p>4.441121</text:p>
          </table:table-cell>
          <table:table-cell office:value-type="float" office:value="18.904353" calcext:value-type="float">
            <text:p>18.904353</text:p>
          </table:table-cell>
          <table:table-cell office:value-type="float" office:value="12.791085" calcext:value-type="float">
            <text:p>12.791085</text:p>
          </table:table-cell>
          <table:table-cell office:value-type="float" office:value="2.749005" calcext:value-type="float">
            <text:p>2.749005</text:p>
          </table:table-cell>
          <table:table-cell office:value-type="float" office:value="3.707472" calcext:value-type="float">
            <text:p>3.707472</text:p>
          </table:table-cell>
          <table:table-cell office:value-type="float" office:value="29.643312" calcext:value-type="float">
            <text:p>29.643312</text:p>
          </table:table-cell>
          <table:table-cell/>
          <table:table-cell office:value-type="float" office:value="0.185118" calcext:value-type="float">
            <text:p>0.185118</text:p>
          </table:table-cell>
          <table:table-cell office:value-type="float" office:value="2.79681163283892" calcext:value-type="float">
            <text:p>2.79681163283892</text:p>
          </table:table-cell>
          <table:table-cell office:value-type="float" office:value="0.0190311252472849" calcext:value-type="float">
            <text:p>0.01903112524728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9674667" calcext:value-type="float">
            <text:p>2509674667</text:p>
          </table:table-cell>
          <table:table-cell office:value-type="float" office:value="27462582720" calcext:value-type="float">
            <text:p>27462582720</text:p>
          </table:table-cell>
          <table:table-cell office:value-type="float" office:value="0.553211" calcext:value-type="float">
            <text:p>5.53E-01</text:p>
          </table:table-cell>
          <table:table-cell/>
          <table:table-cell office:value-type="float" office:value="81.667301" calcext:value-type="float">
            <text:p>81.667301</text:p>
          </table:table-cell>
          <table:table-cell office:value-type="float" office:value="4.905648" calcext:value-type="float">
            <text:p>4.905648</text:p>
          </table:table-cell>
          <table:table-cell office:value-type="float" office:value="18.530292" calcext:value-type="float">
            <text:p>18.530292</text:p>
          </table:table-cell>
          <table:table-cell office:value-type="float" office:value="15.968822" calcext:value-type="float">
            <text:p>15.968822</text:p>
          </table:table-cell>
          <table:table-cell office:value-type="float" office:value="2.885248" calcext:value-type="float">
            <text:p>2.885248</text:p>
          </table:table-cell>
          <table:table-cell office:value-type="float" office:value="3.545636" calcext:value-type="float">
            <text:p>3.545636</text:p>
          </table:table-cell>
          <table:table-cell office:value-type="float" office:value="34.330891" calcext:value-type="float">
            <text:p>34.330891</text:p>
          </table:table-cell>
          <table:table-cell/>
          <table:table-cell office:value-type="float" office:value="0.223746" calcext:value-type="float">
            <text:p>0.223746</text:p>
          </table:table-cell>
          <table:table-cell office:value-type="float" office:value="2.31034808704016" calcext:value-type="float">
            <text:p>2.31034808704016</text:p>
          </table:table-cell>
          <table:table-cell office:value-type="float" office:value="0.0253317063108331" calcext:value-type="float">
            <text:p>0.02533170631083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93940654" calcext:value-type="float">
            <text:p>2293940654</text:p>
          </table:table-cell>
          <table:table-cell office:value-type="float" office:value="21602804256" calcext:value-type="float">
            <text:p>21602804256</text:p>
          </table:table-cell>
          <table:table-cell office:value-type="float" office:value="0.490987" calcext:value-type="float">
            <text:p>4.91E-01</text:p>
          </table:table-cell>
          <table:table-cell/>
          <table:table-cell office:value-type="float" office:value="76.197022" calcext:value-type="float">
            <text:p>76.197022</text:p>
          </table:table-cell>
          <table:table-cell office:value-type="float" office:value="4.686292" calcext:value-type="float">
            <text:p>4.686292</text:p>
          </table:table-cell>
          <table:table-cell office:value-type="float" office:value="18.173101" calcext:value-type="float">
            <text:p>18.173101</text:p>
          </table:table-cell>
          <table:table-cell office:value-type="float" office:value="12.438211" calcext:value-type="float">
            <text:p>12.438211</text:p>
          </table:table-cell>
          <table:table-cell office:value-type="float" office:value="3.734786" calcext:value-type="float">
            <text:p>3.734786</text:p>
          </table:table-cell>
          <table:table-cell office:value-type="float" office:value="3.854329" calcext:value-type="float">
            <text:p>3.854329</text:p>
          </table:table-cell>
          <table:table-cell office:value-type="float" office:value="31.65693" calcext:value-type="float">
            <text:p>31.65693</text:p>
          </table:table-cell>
          <table:table-cell/>
          <table:table-cell office:value-type="float" office:value="0.184339" calcext:value-type="float">
            <text:p>0.184339</text:p>
          </table:table-cell>
          <table:table-cell office:value-type="float" office:value="2.23644789722128" calcext:value-type="float">
            <text:p>2.23644789722128</text:p>
          </table:table-cell>
          <table:table-cell office:value-type="float" office:value="0.0263348077063648" calcext:value-type="float">
            <text:p>0.02633480770636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72916303" calcext:value-type="float">
            <text:p>1972916303</text:p>
          </table:table-cell>
          <table:table-cell office:value-type="float" office:value="15896949408" calcext:value-type="float">
            <text:p>15896949408</text:p>
          </table:table-cell>
          <table:table-cell office:value-type="float" office:value="0.455787" calcext:value-type="float">
            <text:p>4.56E-01</text:p>
          </table:table-cell>
          <table:table-cell/>
          <table:table-cell office:value-type="float" office:value="71.922534" calcext:value-type="float">
            <text:p>71.922534</text:p>
          </table:table-cell>
          <table:table-cell office:value-type="float" office:value="4.713008" calcext:value-type="float">
            <text:p>4.713008</text:p>
          </table:table-cell>
          <table:table-cell office:value-type="float" office:value="18.016021" calcext:value-type="float">
            <text:p>18.016021</text:p>
          </table:table-cell>
          <table:table-cell office:value-type="float" office:value="12.434341" calcext:value-type="float">
            <text:p>12.434341</text:p>
          </table:table-cell>
          <table:table-cell office:value-type="float" office:value="3.656455" calcext:value-type="float">
            <text:p>3.656455</text:p>
          </table:table-cell>
          <table:table-cell office:value-type="float" office:value="3.728639" calcext:value-type="float">
            <text:p>3.728639</text:p>
          </table:table-cell>
          <table:table-cell office:value-type="float" office:value="27.743031" calcext:value-type="float">
            <text:p>27.743031</text:p>
          </table:table-cell>
          <table:table-cell/>
          <table:table-cell office:value-type="float" office:value="0.189085" calcext:value-type="float">
            <text:p>0.189085</text:p>
          </table:table-cell>
          <table:table-cell office:value-type="float" office:value="1.77637930383355" calcext:value-type="float">
            <text:p>1.77637930383355</text:p>
          </table:table-cell>
          <table:table-cell office:value-type="float" office:value="0.0274518843080915" calcext:value-type="float">
            <text:p>0.02745188430809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52982575" calcext:value-type="float">
            <text:p>1552982575</text:p>
          </table:table-cell>
          <table:table-cell office:value-type="float" office:value="10415507472" calcext:value-type="float">
            <text:p>10415507472</text:p>
          </table:table-cell>
          <table:table-cell office:value-type="float" office:value="0.417537" calcext:value-type="float">
            <text:p>4.18E-01</text:p>
          </table:table-cell>
          <table:table-cell/>
          <table:table-cell office:value-type="float" office:value="70.471133" calcext:value-type="float">
            <text:p>70.471133</text:p>
          </table:table-cell>
          <table:table-cell office:value-type="float" office:value="4.753247" calcext:value-type="float">
            <text:p>4.753247</text:p>
          </table:table-cell>
          <table:table-cell office:value-type="float" office:value="17.625954" calcext:value-type="float">
            <text:p>17.625954</text:p>
          </table:table-cell>
          <table:table-cell office:value-type="float" office:value="12.185803" calcext:value-type="float">
            <text:p>12.185803</text:p>
          </table:table-cell>
          <table:table-cell office:value-type="float" office:value="4.018268" calcext:value-type="float">
            <text:p>4.018268</text:p>
          </table:table-cell>
          <table:table-cell office:value-type="float" office:value="3.792808" calcext:value-type="float">
            <text:p>3.792808</text:p>
          </table:table-cell>
          <table:table-cell office:value-type="float" office:value="26.527503" calcext:value-type="float">
            <text:p>26.527503</text:p>
          </table:table-cell>
          <table:table-cell/>
          <table:table-cell office:value-type="float" office:value="0.180059" calcext:value-type="float">
            <text:p>0.180059</text:p>
          </table:table-cell>
          <table:table-cell office:value-type="float" office:value="1.2244305102137" calcext:value-type="float">
            <text:p>1.2244305102137</text:p>
          </table:table-cell>
          <table:table-cell office:value-type="float" office:value="0.027484659078741" calcext:value-type="float">
            <text:p>0.0274846590787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1200515" calcext:value-type="float">
            <text:p>1031200515</text:p>
          </table:table-cell>
          <table:table-cell office:value-type="float" office:value="4949727192" calcext:value-type="float">
            <text:p>4949727192</text:p>
          </table:table-cell>
          <table:table-cell office:value-type="float" office:value="0.355223" calcext:value-type="float">
            <text:p>3.55E-01</text:p>
          </table:table-cell>
          <table:table-cell/>
          <table:table-cell office:value-type="float" office:value="59.040217" calcext:value-type="float">
            <text:p>59.040217</text:p>
          </table:table-cell>
          <table:table-cell office:value-type="float" office:value="4.809835" calcext:value-type="float">
            <text:p>4.809835</text:p>
          </table:table-cell>
          <table:table-cell office:value-type="float" office:value="16.744153" calcext:value-type="float">
            <text:p>16.744153</text:p>
          </table:table-cell>
          <table:table-cell office:value-type="float" office:value="11.53908" calcext:value-type="float">
            <text:p>11.53908</text:p>
          </table:table-cell>
          <table:table-cell office:value-type="float" office:value="3.659742" calcext:value-type="float">
            <text:p>3.659742</text:p>
          </table:table-cell>
          <table:table-cell office:value-type="float" office:value="3.560802" calcext:value-type="float">
            <text:p>3.560802</text:p>
          </table:table-cell>
          <table:table-cell office:value-type="float" office:value="17.099278" calcext:value-type="float">
            <text:p>17.099278</text:p>
          </table:table-cell>
          <table:table-cell/>
          <table:table-cell office:value-type="float" office:value="0.161373" calcext:value-type="float">
            <text:p>0.161373</text:p>
          </table:table-cell>
          <table:table-cell office:value-type="float" office:value="0.753050305087755" calcext:value-type="float">
            <text:p>0.753050305087755</text:p>
          </table:table-cell>
          <table:table-cell office:value-type="float" office:value="0.0284785586219435" calcext:value-type="float">
            <text:p>0.02847855862194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3341119" calcext:value-type="float">
            <text:p>593341119</text:p>
          </table:table-cell>
          <table:table-cell office:value-type="float" office:value="2426407884" calcext:value-type="float">
            <text:p>2426407884</text:p>
          </table:table-cell>
          <table:table-cell office:value-type="float" office:value="0.338076" calcext:value-type="float">
            <text:p>3.38E-01</text:p>
          </table:table-cell>
          <table:table-cell/>
          <table:table-cell office:value-type="float" office:value="51.903153" calcext:value-type="float">
            <text:p>51.903153</text:p>
          </table:table-cell>
          <table:table-cell office:value-type="float" office:value="4.783581" calcext:value-type="float">
            <text:p>4.783581</text:p>
          </table:table-cell>
          <table:table-cell office:value-type="float" office:value="16.041729" calcext:value-type="float">
            <text:p>16.041729</text:p>
          </table:table-cell>
          <table:table-cell office:value-type="float" office:value="10.445729" calcext:value-type="float">
            <text:p>10.445729</text:p>
          </table:table-cell>
          <table:table-cell office:value-type="float" office:value="3.527965" calcext:value-type="float">
            <text:p>3.527965</text:p>
          </table:table-cell>
          <table:table-cell office:value-type="float" office:value="3.511217" calcext:value-type="float">
            <text:p>3.511217</text:p>
          </table:table-cell>
          <table:table-cell office:value-type="float" office:value="12.345778" calcext:value-type="float">
            <text:p>12.345778</text:p>
          </table:table-cell>
          <table:table-cell/>
          <table:table-cell office:value-type="float" office:value="0.129479" calcext:value-type="float">
            <text:p>0.129479</text:p>
          </table:table-cell>
          <table:table-cell office:value-type="float" office:value="0.443007435386655" calcext:value-type="float">
            <text:p>0.443007435386655</text:p>
          </table:table-cell>
          <table:table-cell office:value-type="float" office:value="0.00115621286037661" calcext:value-type="float">
            <text:p>0.001156212860376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3341119" calcext:value-type="float">
            <text:p>593341119</text:p>
          </table:table-cell>
          <table:table-cell office:value-type="float" office:value="2426407884" calcext:value-type="float">
            <text:p>2426407884</text:p>
          </table:table-cell>
          <table:table-cell office:value-type="float" office:value="0.338076" calcext:value-type="float">
            <text:p>3.38E-01</text:p>
          </table:table-cell>
          <table:table-cell/>
          <table:table-cell office:value-type="float" office:value="51.903153" calcext:value-type="float">
            <text:p>51.903153</text:p>
          </table:table-cell>
          <table:table-cell office:value-type="float" office:value="4.783581" calcext:value-type="float">
            <text:p>4.783581</text:p>
          </table:table-cell>
          <table:table-cell office:value-type="float" office:value="16.041729" calcext:value-type="float">
            <text:p>16.041729</text:p>
          </table:table-cell>
          <table:table-cell office:value-type="float" office:value="10.445729" calcext:value-type="float">
            <text:p>10.445729</text:p>
          </table:table-cell>
          <table:table-cell office:value-type="float" office:value="3.527965" calcext:value-type="float">
            <text:p>3.527965</text:p>
          </table:table-cell>
          <table:table-cell office:value-type="float" office:value="3.511217" calcext:value-type="float">
            <text:p>3.511217</text:p>
          </table:table-cell>
          <table:table-cell office:value-type="float" office:value="12.345778" calcext:value-type="float">
            <text:p>12.345778</text:p>
          </table:table-cell>
          <table:table-cell/>
          <table:table-cell office:value-type="float" office:value="0.129479" calcext:value-type="float">
            <text:p>0.129479</text:p>
          </table:table-cell>
          <table:table-cell office:value-type="float" office:value="0.443007435386655" calcext:value-type="float">
            <text:p>0.443007435386655</text:p>
          </table:table-cell>
          <table:table-cell office:value-type="float" office:value="0.00115621286037661" calcext:value-type="float">
            <text:p>0.001156212860376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3341119" calcext:value-type="float">
            <text:p>593341119</text:p>
          </table:table-cell>
          <table:table-cell office:value-type="float" office:value="2426407884" calcext:value-type="float">
            <text:p>2426407884</text:p>
          </table:table-cell>
          <table:table-cell office:value-type="float" office:value="0.338076" calcext:value-type="float">
            <text:p>3.38E-01</text:p>
          </table:table-cell>
          <table:table-cell/>
          <table:table-cell office:value-type="float" office:value="51.903153" calcext:value-type="float">
            <text:p>51.903153</text:p>
          </table:table-cell>
          <table:table-cell office:value-type="float" office:value="4.783581" calcext:value-type="float">
            <text:p>4.783581</text:p>
          </table:table-cell>
          <table:table-cell office:value-type="float" office:value="16.041729" calcext:value-type="float">
            <text:p>16.041729</text:p>
          </table:table-cell>
          <table:table-cell office:value-type="float" office:value="10.445729" calcext:value-type="float">
            <text:p>10.445729</text:p>
          </table:table-cell>
          <table:table-cell office:value-type="float" office:value="3.527965" calcext:value-type="float">
            <text:p>3.527965</text:p>
          </table:table-cell>
          <table:table-cell office:value-type="float" office:value="3.511217" calcext:value-type="float">
            <text:p>3.511217</text:p>
          </table:table-cell>
          <table:table-cell office:value-type="float" office:value="12.345778" calcext:value-type="float">
            <text:p>12.345778</text:p>
          </table:table-cell>
          <table:table-cell/>
          <table:table-cell office:value-type="float" office:value="0.129479" calcext:value-type="float">
            <text:p>0.129479</text:p>
          </table:table-cell>
          <table:table-cell office:value-type="float" office:value="0.443007435386655" calcext:value-type="float">
            <text:p>0.443007435386655</text:p>
          </table:table-cell>
          <table:table-cell office:value-type="float" office:value="0.00115621286037661" calcext:value-type="float">
            <text:p>0.001156212860376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3341119" calcext:value-type="float">
            <text:p>593341119</text:p>
          </table:table-cell>
          <table:table-cell office:value-type="float" office:value="2426407884" calcext:value-type="float">
            <text:p>2426407884</text:p>
          </table:table-cell>
          <table:table-cell office:value-type="float" office:value="0.338076" calcext:value-type="float">
            <text:p>3.38E-01</text:p>
          </table:table-cell>
          <table:table-cell/>
          <table:table-cell office:value-type="float" office:value="51.903153" calcext:value-type="float">
            <text:p>51.903153</text:p>
          </table:table-cell>
          <table:table-cell office:value-type="float" office:value="4.783581" calcext:value-type="float">
            <text:p>4.783581</text:p>
          </table:table-cell>
          <table:table-cell office:value-type="float" office:value="16.041729" calcext:value-type="float">
            <text:p>16.041729</text:p>
          </table:table-cell>
          <table:table-cell office:value-type="float" office:value="10.445729" calcext:value-type="float">
            <text:p>10.445729</text:p>
          </table:table-cell>
          <table:table-cell office:value-type="float" office:value="3.527965" calcext:value-type="float">
            <text:p>3.527965</text:p>
          </table:table-cell>
          <table:table-cell office:value-type="float" office:value="3.511217" calcext:value-type="float">
            <text:p>3.511217</text:p>
          </table:table-cell>
          <table:table-cell office:value-type="float" office:value="12.345778" calcext:value-type="float">
            <text:p>12.345778</text:p>
          </table:table-cell>
          <table:table-cell/>
          <table:table-cell office:value-type="float" office:value="0.129479" calcext:value-type="float">
            <text:p>0.129479</text:p>
          </table:table-cell>
          <table:table-cell office:value-type="float" office:value="0.443007435386655" calcext:value-type="float">
            <text:p>0.443007435386655</text:p>
          </table:table-cell>
          <table:table-cell office:value-type="float" office:value="0.00115621286037661" calcext:value-type="float">
            <text:p>0.00115621286037661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deterministic ranking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519914756" calcext:value-type="float">
            <text:p>3519914756</text:p>
          </table:table-cell>
          <table:table-cell office:value-type="float" office:value="115285647312" calcext:value-type="float">
            <text:p>115285647312</text:p>
          </table:table-cell>
          <table:table-cell office:value-type="float" office:value="0.833111" calcext:value-type="float">
            <text:p>8.33E-01</text:p>
          </table:table-cell>
          <table:table-cell/>
          <table:table-cell office:value-type="float" office:value="62.978336" calcext:value-type="float">
            <text:p>62.978336</text:p>
          </table:table-cell>
          <table:table-cell office:value-type="float" office:value="2.780309" calcext:value-type="float">
            <text:p>2.780309</text:p>
          </table:table-cell>
          <table:table-cell office:value-type="float" office:value="20.36933" calcext:value-type="float">
            <text:p>20.36933</text:p>
          </table:table-cell>
          <table:table-cell office:value-type="float" office:value="17.729303" calcext:value-type="float">
            <text:p>17.729303</text:p>
          </table:table-cell>
          <table:table-cell office:value-type="float" office:value="2.116876" calcext:value-type="float">
            <text:p>2.116876</text:p>
          </table:table-cell>
          <table:table-cell office:value-type="float" office:value="2.418191" calcext:value-type="float">
            <text:p>2.418191</text:p>
          </table:table-cell>
          <table:table-cell office:value-type="float" office:value="16.472146" calcext:value-type="float">
            <text:p>16.472146</text:p>
          </table:table-cell>
          <table:table-cell/>
          <table:table-cell office:value-type="float" office:value="0.210682" calcext:value-type="float">
            <text:p>0.210682</text:p>
          </table:table-cell>
          <table:table-cell office:value-type="float" office:value="4.04496405075268" calcext:value-type="float">
            <text:p>4.04496405075268</text:p>
          </table:table-cell>
          <table:table-cell office:value-type="float" office:value="0.00618733367623423" calcext:value-type="float">
            <text:p>0.006187333676234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396364939" calcext:value-type="float">
            <text:p>3396364939</text:p>
          </table:table-cell>
          <table:table-cell office:value-type="float" office:value="105965891640" calcext:value-type="float">
            <text:p>105965891640</text:p>
          </table:table-cell>
          <table:table-cell office:value-type="float" office:value="0.825981" calcext:value-type="float">
            <text:p>8.26E-01</text:p>
          </table:table-cell>
          <table:table-cell/>
          <table:table-cell office:value-type="float" office:value="60.603094" calcext:value-type="float">
            <text:p>60.603094</text:p>
          </table:table-cell>
          <table:table-cell office:value-type="float" office:value="2.797801" calcext:value-type="float">
            <text:p>2.797801</text:p>
          </table:table-cell>
          <table:table-cell office:value-type="float" office:value="20.333567" calcext:value-type="float">
            <text:p>20.333567</text:p>
          </table:table-cell>
          <table:table-cell office:value-type="float" office:value="17.630417" calcext:value-type="float">
            <text:p>17.630417</text:p>
          </table:table-cell>
          <table:table-cell office:value-type="float" office:value="1.472699" calcext:value-type="float">
            <text:p>1.472699</text:p>
          </table:table-cell>
          <table:table-cell office:value-type="float" office:value="2.129236" calcext:value-type="float">
            <text:p>2.129236</text:p>
          </table:table-cell>
          <table:table-cell office:value-type="float" office:value="15.139208" calcext:value-type="float">
            <text:p>15.139208</text:p>
          </table:table-cell>
          <table:table-cell/>
          <table:table-cell office:value-type="float" office:value="0.187098" calcext:value-type="float">
            <text:p>0.187098</text:p>
          </table:table-cell>
          <table:table-cell office:value-type="float" office:value="3.68217848168204" calcext:value-type="float">
            <text:p>3.68217848168204</text:p>
          </table:table-cell>
          <table:table-cell office:value-type="float" office:value="0.00548679514702001" calcext:value-type="float">
            <text:p>0.005486795147020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55018285" calcext:value-type="float">
            <text:p>3255018285</text:p>
          </table:table-cell>
          <table:table-cell office:value-type="float" office:value="96637563648" calcext:value-type="float">
            <text:p>96637563648</text:p>
          </table:table-cell>
          <table:table-cell office:value-type="float" office:value="0.816939" calcext:value-type="float">
            <text:p>8.17E-01</text:p>
          </table:table-cell>
          <table:table-cell/>
          <table:table-cell office:value-type="float" office:value="56.977295" calcext:value-type="float">
            <text:p>56.977295</text:p>
          </table:table-cell>
          <table:table-cell office:value-type="float" office:value="2.616082" calcext:value-type="float">
            <text:p>2.616082</text:p>
          </table:table-cell>
          <table:table-cell office:value-type="float" office:value="20.225757" calcext:value-type="float">
            <text:p>20.225757</text:p>
          </table:table-cell>
          <table:table-cell office:value-type="float" office:value="17.163417" calcext:value-type="float">
            <text:p>17.163417</text:p>
          </table:table-cell>
          <table:table-cell office:value-type="float" office:value="1.291597" calcext:value-type="float">
            <text:p>1.291597</text:p>
          </table:table-cell>
          <table:table-cell office:value-type="float" office:value="1.865424" calcext:value-type="float">
            <text:p>1.865424</text:p>
          </table:table-cell>
          <table:table-cell office:value-type="float" office:value="12.705346" calcext:value-type="float">
            <text:p>12.705346</text:p>
          </table:table-cell>
          <table:table-cell/>
          <table:table-cell office:value-type="float" office:value="0.171178" calcext:value-type="float">
            <text:p>0.171178</text:p>
          </table:table-cell>
          <table:table-cell office:value-type="float" office:value="3.12119937741592" calcext:value-type="float">
            <text:p>3.12119937741592</text:p>
          </table:table-cell>
          <table:table-cell office:value-type="float" office:value="0.00603749525521151" calcext:value-type="float">
            <text:p>0.006037495255211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92356985" calcext:value-type="float">
            <text:p>3092356985</text:p>
          </table:table-cell>
          <table:table-cell office:value-type="float" office:value="87352732800" calcext:value-type="float">
            <text:p>87352732800</text:p>
          </table:table-cell>
          <table:table-cell office:value-type="float" office:value="0.80834" calcext:value-type="float">
            <text:p>8.08E-01</text:p>
          </table:table-cell>
          <table:table-cell/>
          <table:table-cell office:value-type="float" office:value="63.818863" calcext:value-type="float">
            <text:p>63.818863</text:p>
          </table:table-cell>
          <table:table-cell office:value-type="float" office:value="3.012769" calcext:value-type="float">
            <text:p>3.012769</text:p>
          </table:table-cell>
          <table:table-cell office:value-type="float" office:value="20.129934" calcext:value-type="float">
            <text:p>20.129934</text:p>
          </table:table-cell>
          <table:table-cell office:value-type="float" office:value="17.476081" calcext:value-type="float">
            <text:p>17.476081</text:p>
          </table:table-cell>
          <table:table-cell office:value-type="float" office:value="1.671724" calcext:value-type="float">
            <text:p>1.671724</text:p>
          </table:table-cell>
          <table:table-cell office:value-type="float" office:value="2.615422" calcext:value-type="float">
            <text:p>2.615422</text:p>
          </table:table-cell>
          <table:table-cell office:value-type="float" office:value="17.719243" calcext:value-type="float">
            <text:p>17.719243</text:p>
          </table:table-cell>
          <table:table-cell/>
          <table:table-cell office:value-type="float" office:value="0.1884" calcext:value-type="float">
            <text:p>0.1884</text:p>
          </table:table-cell>
          <table:table-cell office:value-type="float" office:value="3.77030866866776" calcext:value-type="float">
            <text:p>3.77030866866776</text:p>
          </table:table-cell>
          <table:table-cell office:value-type="float" office:value="0.00603849353182457" calcext:value-type="float">
            <text:p>0.006038493531824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074902120" calcext:value-type="float">
            <text:p>3074902120</text:p>
          </table:table-cell>
          <table:table-cell office:value-type="float" office:value="77882919192" calcext:value-type="float">
            <text:p>77882919192</text:p>
          </table:table-cell>
          <table:table-cell office:value-type="float" office:value="0.79593" calcext:value-type="float">
            <text:p>7.96E-01</text:p>
          </table:table-cell>
          <table:table-cell/>
          <table:table-cell office:value-type="float" office:value="67.677567" calcext:value-type="float">
            <text:p>67.677567</text:p>
          </table:table-cell>
          <table:table-cell office:value-type="float" office:value="3.549806" calcext:value-type="float">
            <text:p>3.549806</text:p>
          </table:table-cell>
          <table:table-cell office:value-type="float" office:value="20.09454" calcext:value-type="float">
            <text:p>20.09454</text:p>
          </table:table-cell>
          <table:table-cell office:value-type="float" office:value="16.723404" calcext:value-type="float">
            <text:p>16.723404</text:p>
          </table:table-cell>
          <table:table-cell office:value-type="float" office:value="2.192401" calcext:value-type="float">
            <text:p>2.192401</text:p>
          </table:table-cell>
          <table:table-cell office:value-type="float" office:value="3.114533" calcext:value-type="float">
            <text:p>3.114533</text:p>
          </table:table-cell>
          <table:table-cell office:value-type="float" office:value="20.681912" calcext:value-type="float">
            <text:p>20.681912</text:p>
          </table:table-cell>
          <table:table-cell/>
          <table:table-cell office:value-type="float" office:value="0.22167" calcext:value-type="float">
            <text:p>0.22167</text:p>
          </table:table-cell>
          <table:table-cell office:value-type="float" office:value="4.79775571457317" calcext:value-type="float">
            <text:p>4.79775571457317</text:p>
          </table:table-cell>
          <table:table-cell office:value-type="float" office:value="0.00555807887648444" calcext:value-type="float">
            <text:p>0.005558078876484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87594725" calcext:value-type="float">
            <text:p>2887594725</text:p>
          </table:table-cell>
          <table:table-cell office:value-type="float" office:value="68615115516" calcext:value-type="float">
            <text:p>68615115516</text:p>
          </table:table-cell>
          <table:table-cell office:value-type="float" office:value="0.778926" calcext:value-type="float">
            <text:p>7.79E-01</text:p>
          </table:table-cell>
          <table:table-cell/>
          <table:table-cell office:value-type="float" office:value="67.957786" calcext:value-type="float">
            <text:p>67.957786</text:p>
          </table:table-cell>
          <table:table-cell office:value-type="float" office:value="3.444042" calcext:value-type="float">
            <text:p>3.444042</text:p>
          </table:table-cell>
          <table:table-cell office:value-type="float" office:value="20.029962" calcext:value-type="float">
            <text:p>20.029962</text:p>
          </table:table-cell>
          <table:table-cell office:value-type="float" office:value="16.871282" calcext:value-type="float">
            <text:p>16.871282</text:p>
          </table:table-cell>
          <table:table-cell office:value-type="float" office:value="2.006389" calcext:value-type="float">
            <text:p>2.006389</text:p>
          </table:table-cell>
          <table:table-cell office:value-type="float" office:value="3.111258" calcext:value-type="float">
            <text:p>3.111258</text:p>
          </table:table-cell>
          <table:table-cell office:value-type="float" office:value="21.416732" calcext:value-type="float">
            <text:p>21.416732</text:p>
          </table:table-cell>
          <table:table-cell/>
          <table:table-cell office:value-type="float" office:value="0.221205" calcext:value-type="float">
            <text:p>0.221205</text:p>
          </table:table-cell>
          <table:table-cell office:value-type="float" office:value="4.14098835745978" calcext:value-type="float">
            <text:p>4.14098835745978</text:p>
          </table:table-cell>
          <table:table-cell office:value-type="float" office:value="0.00671781219828326" calcext:value-type="float">
            <text:p>0.006717812198283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55740727" calcext:value-type="float">
            <text:p>2655740727</text:p>
          </table:table-cell>
          <table:table-cell office:value-type="float" office:value="59397114240" calcext:value-type="float">
            <text:p>59397114240</text:p>
          </table:table-cell>
          <table:table-cell office:value-type="float" office:value="0.770001" calcext:value-type="float">
            <text:p>7.70E-01</text:p>
          </table:table-cell>
          <table:table-cell/>
          <table:table-cell office:value-type="float" office:value="68.198254" calcext:value-type="float">
            <text:p>68.198254</text:p>
          </table:table-cell>
          <table:table-cell office:value-type="float" office:value="3.310969" calcext:value-type="float">
            <text:p>3.310969</text:p>
          </table:table-cell>
          <table:table-cell office:value-type="float" office:value="19.949484" calcext:value-type="float">
            <text:p>19.949484</text:p>
          </table:table-cell>
          <table:table-cell office:value-type="float" office:value="17.057798" calcext:value-type="float">
            <text:p>17.057798</text:p>
          </table:table-cell>
          <table:table-cell office:value-type="float" office:value="1.792" calcext:value-type="float">
            <text:p>1.792</text:p>
          </table:table-cell>
          <table:table-cell office:value-type="float" office:value="2.688721" calcext:value-type="float">
            <text:p>2.688721</text:p>
          </table:table-cell>
          <table:table-cell office:value-type="float" office:value="22.197824" calcext:value-type="float">
            <text:p>22.197824</text:p>
          </table:table-cell>
          <table:table-cell/>
          <table:table-cell office:value-type="float" office:value="0.205203" calcext:value-type="float">
            <text:p>0.205203</text:p>
          </table:table-cell>
          <table:table-cell office:value-type="float" office:value="3.24256263361133" calcext:value-type="float">
            <text:p>3.24256263361133</text:p>
          </table:table-cell>
          <table:table-cell office:value-type="float" office:value="0.00707627105084087" calcext:value-type="float">
            <text:p>0.007076271050840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521263221" calcext:value-type="float">
            <text:p>2521263221</text:p>
          </table:table-cell>
          <table:table-cell office:value-type="float" office:value="53161754112" calcext:value-type="float">
            <text:p>53161754112</text:p>
          </table:table-cell>
          <table:table-cell office:value-type="float" office:value="0.757311" calcext:value-type="float">
            <text:p>7.57E-01</text:p>
          </table:table-cell>
          <table:table-cell/>
          <table:table-cell office:value-type="float" office:value="60.144231" calcext:value-type="float">
            <text:p>60.144231</text:p>
          </table:table-cell>
          <table:table-cell office:value-type="float" office:value="2.690827" calcext:value-type="float">
            <text:p>2.690827</text:p>
          </table:table-cell>
          <table:table-cell office:value-type="float" office:value="19.838315" calcext:value-type="float">
            <text:p>19.838315</text:p>
          </table:table-cell>
          <table:table-cell office:value-type="float" office:value="12.95237" calcext:value-type="float">
            <text:p>12.95237</text:p>
          </table:table-cell>
          <table:table-cell office:value-type="float" office:value="1.870379" calcext:value-type="float">
            <text:p>1.870379</text:p>
          </table:table-cell>
          <table:table-cell office:value-type="float" office:value="2.709385" calcext:value-type="float">
            <text:p>2.709385</text:p>
          </table:table-cell>
          <table:table-cell office:value-type="float" office:value="18.878533" calcext:value-type="float">
            <text:p>18.878533</text:p>
          </table:table-cell>
          <table:table-cell/>
          <table:table-cell office:value-type="float" office:value="0.133317" calcext:value-type="float">
            <text:p>0.133317</text:p>
          </table:table-cell>
          <table:table-cell office:value-type="float" office:value="3.27829923796835" calcext:value-type="float">
            <text:p>3.27829923796835</text:p>
          </table:table-cell>
          <table:table-cell office:value-type="float" office:value="0.0060303698656105" calcext:value-type="float">
            <text:p>0.00603036986561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61042453" calcext:value-type="float">
            <text:p>2361042453</text:p>
          </table:table-cell>
          <table:table-cell office:value-type="float" office:value="47023854912" calcext:value-type="float">
            <text:p>47023854912</text:p>
          </table:table-cell>
          <table:table-cell office:value-type="float" office:value="0.744863" calcext:value-type="float">
            <text:p>7.45E-01</text:p>
          </table:table-cell>
          <table:table-cell/>
          <table:table-cell office:value-type="float" office:value="66.037764" calcext:value-type="float">
            <text:p>66.037764</text:p>
          </table:table-cell>
          <table:table-cell office:value-type="float" office:value="2.890809" calcext:value-type="float">
            <text:p>2.890809</text:p>
          </table:table-cell>
          <table:table-cell office:value-type="float" office:value="19.63499" calcext:value-type="float">
            <text:p>19.63499</text:p>
          </table:table-cell>
          <table:table-cell office:value-type="float" office:value="14.438406" calcext:value-type="float">
            <text:p>14.438406</text:p>
          </table:table-cell>
          <table:table-cell office:value-type="float" office:value="1.985156" calcext:value-type="float">
            <text:p>1.985156</text:p>
          </table:table-cell>
          <table:table-cell office:value-type="float" office:value="2.96453" calcext:value-type="float">
            <text:p>2.96453</text:p>
          </table:table-cell>
          <table:table-cell office:value-type="float" office:value="22.851781" calcext:value-type="float">
            <text:p>22.851781</text:p>
          </table:table-cell>
          <table:table-cell/>
          <table:table-cell office:value-type="float" office:value="0.162758" calcext:value-type="float">
            <text:p>0.162758</text:p>
          </table:table-cell>
          <table:table-cell office:value-type="float" office:value="3.08391624462105" calcext:value-type="float">
            <text:p>3.08391624462105</text:p>
          </table:table-cell>
          <table:table-cell office:value-type="float" office:value="0.00586789561418082" calcext:value-type="float">
            <text:p>0.005867895614180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311932034" calcext:value-type="float">
            <text:p>2311932034</text:p>
          </table:table-cell>
          <table:table-cell office:value-type="float" office:value="40794118848" calcext:value-type="float">
            <text:p>40794118848</text:p>
          </table:table-cell>
          <table:table-cell office:value-type="float" office:value="0.71541" calcext:value-type="float">
            <text:p>7.15E-01</text:p>
          </table:table-cell>
          <table:table-cell/>
          <table:table-cell office:value-type="float" office:value="71.639366" calcext:value-type="float">
            <text:p>71.639366</text:p>
          </table:table-cell>
          <table:table-cell office:value-type="float" office:value="3.63303" calcext:value-type="float">
            <text:p>3.63303</text:p>
          </table:table-cell>
          <table:table-cell office:value-type="float" office:value="19.485418" calcext:value-type="float">
            <text:p>19.485418</text:p>
          </table:table-cell>
          <table:table-cell office:value-type="float" office:value="12.929012" calcext:value-type="float">
            <text:p>12.929012</text:p>
          </table:table-cell>
          <table:table-cell office:value-type="float" office:value="3.709056" calcext:value-type="float">
            <text:p>3.709056</text:p>
          </table:table-cell>
          <table:table-cell office:value-type="float" office:value="3.870861" calcext:value-type="float">
            <text:p>3.870861</text:p>
          </table:table-cell>
          <table:table-cell office:value-type="float" office:value="26.428287" calcext:value-type="float">
            <text:p>26.428287</text:p>
          </table:table-cell>
          <table:table-cell/>
          <table:table-cell office:value-type="float" office:value="0.200403" calcext:value-type="float">
            <text:p>0.200403</text:p>
          </table:table-cell>
          <table:table-cell office:value-type="float" office:value="4.2748275817786" calcext:value-type="float">
            <text:p>4.2748275817786</text:p>
          </table:table-cell>
          <table:table-cell office:value-type="float" office:value="0.0130329962998102" calcext:value-type="float">
            <text:p>0.01303299629981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87193479" calcext:value-type="float">
            <text:p>2087193479</text:p>
          </table:table-cell>
          <table:table-cell office:value-type="float" office:value="34806963600" calcext:value-type="float">
            <text:p>34806963600</text:p>
          </table:table-cell>
          <table:table-cell office:value-type="float" office:value="0.715468" calcext:value-type="float">
            <text:p>7.15E-01</text:p>
          </table:table-cell>
          <table:table-cell/>
          <table:table-cell office:value-type="float" office:value="67.84619" calcext:value-type="float">
            <text:p>67.84619</text:p>
          </table:table-cell>
          <table:table-cell office:value-type="float" office:value="3.501122" calcext:value-type="float">
            <text:p>3.501122</text:p>
          </table:table-cell>
          <table:table-cell office:value-type="float" office:value="19.394849" calcext:value-type="float">
            <text:p>19.394849</text:p>
          </table:table-cell>
          <table:table-cell office:value-type="float" office:value="15.842291" calcext:value-type="float">
            <text:p>15.842291</text:p>
          </table:table-cell>
          <table:table-cell office:value-type="float" office:value="2.148685" calcext:value-type="float">
            <text:p>2.148685</text:p>
          </table:table-cell>
          <table:table-cell office:value-type="float" office:value="3.214594" calcext:value-type="float">
            <text:p>3.214594</text:p>
          </table:table-cell>
          <table:table-cell office:value-type="float" office:value="22.493678" calcext:value-type="float">
            <text:p>22.493678</text:p>
          </table:table-cell>
          <table:table-cell/>
          <table:table-cell office:value-type="float" office:value="0.225837" calcext:value-type="float">
            <text:p>0.225837</text:p>
          </table:table-cell>
          <table:table-cell office:value-type="float" office:value="2.82303279742369" calcext:value-type="float">
            <text:p>2.82303279742369</text:p>
          </table:table-cell>
          <table:table-cell office:value-type="float" office:value="0.00994049087349866" calcext:value-type="float">
            <text:p>0.009940490873498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34320251" calcext:value-type="float">
            <text:p>1934320251</text:p>
          </table:table-cell>
          <table:table-cell office:value-type="float" office:value="28726848360" calcext:value-type="float">
            <text:p>28726848360</text:p>
          </table:table-cell>
          <table:table-cell office:value-type="float" office:value="0.670037" calcext:value-type="float">
            <text:p>6.70E-01</text:p>
          </table:table-cell>
          <table:table-cell/>
          <table:table-cell office:value-type="float" office:value="69.373881" calcext:value-type="float">
            <text:p>69.373881</text:p>
          </table:table-cell>
          <table:table-cell office:value-type="float" office:value="3.551023" calcext:value-type="float">
            <text:p>3.551023</text:p>
          </table:table-cell>
          <table:table-cell office:value-type="float" office:value="19.197183" calcext:value-type="float">
            <text:p>19.197183</text:p>
          </table:table-cell>
          <table:table-cell office:value-type="float" office:value="12.856762" calcext:value-type="float">
            <text:p>12.856762</text:p>
          </table:table-cell>
          <table:table-cell office:value-type="float" office:value="3.16379" calcext:value-type="float">
            <text:p>3.16379</text:p>
          </table:table-cell>
          <table:table-cell office:value-type="float" office:value="3.531362" calcext:value-type="float">
            <text:p>3.531362</text:p>
          </table:table-cell>
          <table:table-cell office:value-type="float" office:value="25.607191" calcext:value-type="float">
            <text:p>25.607191</text:p>
          </table:table-cell>
          <table:table-cell/>
          <table:table-cell office:value-type="float" office:value="0.188476" calcext:value-type="float">
            <text:p>0.188476</text:p>
          </table:table-cell>
          <table:table-cell office:value-type="float" office:value="2.99214065637353" calcext:value-type="float">
            <text:p>2.99214065637353</text:p>
          </table:table-cell>
          <table:table-cell office:value-type="float" office:value="0.0169561559240953" calcext:value-type="float">
            <text:p>0.01695615592409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25896751" calcext:value-type="float">
            <text:p>1725896751</text:p>
          </table:table-cell>
          <table:table-cell office:value-type="float" office:value="22616684640" calcext:value-type="float">
            <text:p>22616684640</text:p>
          </table:table-cell>
          <table:table-cell office:value-type="float" office:value="0.654851" calcext:value-type="float">
            <text:p>6.55E-01</text:p>
          </table:table-cell>
          <table:table-cell/>
          <table:table-cell office:value-type="float" office:value="71.814601" calcext:value-type="float">
            <text:p>71.814601</text:p>
          </table:table-cell>
          <table:table-cell office:value-type="float" office:value="3.699743" calcext:value-type="float">
            <text:p>3.699743</text:p>
          </table:table-cell>
          <table:table-cell office:value-type="float" office:value="19.007887" calcext:value-type="float">
            <text:p>19.007887</text:p>
          </table:table-cell>
          <table:table-cell office:value-type="float" office:value="12.673503" calcext:value-type="float">
            <text:p>12.673503</text:p>
          </table:table-cell>
          <table:table-cell office:value-type="float" office:value="3.254282" calcext:value-type="float">
            <text:p>3.254282</text:p>
          </table:table-cell>
          <table:table-cell office:value-type="float" office:value="3.721286" calcext:value-type="float">
            <text:p>3.721286</text:p>
          </table:table-cell>
          <table:table-cell office:value-type="float" office:value="27.844543" calcext:value-type="float">
            <text:p>27.844543</text:p>
          </table:table-cell>
          <table:table-cell/>
          <table:table-cell office:value-type="float" office:value="0.187899" calcext:value-type="float">
            <text:p>0.187899</text:p>
          </table:table-cell>
          <table:table-cell office:value-type="float" office:value="3.14276501031299" calcext:value-type="float">
            <text:p>3.14276501031299</text:p>
          </table:table-cell>
          <table:table-cell office:value-type="float" office:value="0.0167974327823497" calcext:value-type="float">
            <text:p>0.01679743278234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98363786" calcext:value-type="float">
            <text:p>1498363786</text:p>
          </table:table-cell>
          <table:table-cell office:value-type="float" office:value="16751804184" calcext:value-type="float">
            <text:p>16751804184</text:p>
          </table:table-cell>
          <table:table-cell office:value-type="float" office:value="0.596499" calcext:value-type="float">
            <text:p>5.96E-01</text:p>
          </table:table-cell>
          <table:table-cell/>
          <table:table-cell office:value-type="float" office:value="72.184128" calcext:value-type="float">
            <text:p>72.184128</text:p>
          </table:table-cell>
          <table:table-cell office:value-type="float" office:value="3.914322" calcext:value-type="float">
            <text:p>3.914322</text:p>
          </table:table-cell>
          <table:table-cell office:value-type="float" office:value="18.782306" calcext:value-type="float">
            <text:p>18.782306</text:p>
          </table:table-cell>
          <table:table-cell office:value-type="float" office:value="12.632764" calcext:value-type="float">
            <text:p>12.632764</text:p>
          </table:table-cell>
          <table:table-cell office:value-type="float" office:value="3.635362" calcext:value-type="float">
            <text:p>3.635362</text:p>
          </table:table-cell>
          <table:table-cell office:value-type="float" office:value="3.782583" calcext:value-type="float">
            <text:p>3.782583</text:p>
          </table:table-cell>
          <table:table-cell office:value-type="float" office:value="27.97059" calcext:value-type="float">
            <text:p>27.97059</text:p>
          </table:table-cell>
          <table:table-cell/>
          <table:table-cell office:value-type="float" office:value="0.198984" calcext:value-type="float">
            <text:p>0.198984</text:p>
          </table:table-cell>
          <table:table-cell office:value-type="float" office:value="2.79560325948218" calcext:value-type="float">
            <text:p>2.79560325948218</text:p>
          </table:table-cell>
          <table:table-cell office:value-type="float" office:value="0.0228541682910589" calcext:value-type="float">
            <text:p>0.02285416829105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52456632" calcext:value-type="float">
            <text:p>1152456632</text:p>
          </table:table-cell>
          <table:table-cell office:value-type="float" office:value="11093283792" calcext:value-type="float">
            <text:p>11093283792</text:p>
          </table:table-cell>
          <table:table-cell office:value-type="float" office:value="0.58945" calcext:value-type="float">
            <text:p>5.89E-01</text:p>
          </table:table-cell>
          <table:table-cell/>
          <table:table-cell office:value-type="float" office:value="72.823574" calcext:value-type="float">
            <text:p>72.823574</text:p>
          </table:table-cell>
          <table:table-cell office:value-type="float" office:value="3.847126" calcext:value-type="float">
            <text:p>3.847126</text:p>
          </table:table-cell>
          <table:table-cell office:value-type="float" office:value="18.739619" calcext:value-type="float">
            <text:p>18.739619</text:p>
          </table:table-cell>
          <table:table-cell office:value-type="float" office:value="12.782188" calcext:value-type="float">
            <text:p>12.782188</text:p>
          </table:table-cell>
          <table:table-cell office:value-type="float" office:value="3.88644" calcext:value-type="float">
            <text:p>3.88644</text:p>
          </table:table-cell>
          <table:table-cell office:value-type="float" office:value="4.861504" calcext:value-type="float">
            <text:p>4.861504</text:p>
          </table:table-cell>
          <table:table-cell office:value-type="float" office:value="27.46888" calcext:value-type="float">
            <text:p>27.46888</text:p>
          </table:table-cell>
          <table:table-cell/>
          <table:table-cell office:value-type="float" office:value="0.213487" calcext:value-type="float">
            <text:p>0.213487</text:p>
          </table:table-cell>
          <table:table-cell office:value-type="float" office:value="1.91939811611628" calcext:value-type="float">
            <text:p>1.91939811611628</text:p>
          </table:table-cell>
          <table:table-cell office:value-type="float" office:value="0.0266011808165234" calcext:value-type="float">
            <text:p>0.02660118081652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4569769" calcext:value-type="float">
            <text:p>694569769</text:p>
          </table:table-cell>
          <table:table-cell office:value-type="float" office:value="5400945864" calcext:value-type="float">
            <text:p>5400945864</text:p>
          </table:table-cell>
          <table:table-cell office:value-type="float" office:value="0.53822" calcext:value-type="float">
            <text:p>5.38E-01</text:p>
          </table:table-cell>
          <table:table-cell/>
          <table:table-cell office:value-type="float" office:value="61.533375" calcext:value-type="float">
            <text:p>61.533375</text:p>
          </table:table-cell>
          <table:table-cell office:value-type="float" office:value="3.927866" calcext:value-type="float">
            <text:p>3.927866</text:p>
          </table:table-cell>
          <table:table-cell office:value-type="float" office:value="18.238611" calcext:value-type="float">
            <text:p>18.238611</text:p>
          </table:table-cell>
          <table:table-cell office:value-type="float" office:value="11.860106" calcext:value-type="float">
            <text:p>11.860106</text:p>
          </table:table-cell>
          <table:table-cell office:value-type="float" office:value="3.769938" calcext:value-type="float">
            <text:p>3.769938</text:p>
          </table:table-cell>
          <table:table-cell office:value-type="float" office:value="3.646785" calcext:value-type="float">
            <text:p>3.646785</text:p>
          </table:table-cell>
          <table:table-cell office:value-type="float" office:value="18.788916" calcext:value-type="float">
            <text:p>18.788916</text:p>
          </table:table-cell>
          <table:table-cell/>
          <table:table-cell office:value-type="float" office:value="0.208109" calcext:value-type="float">
            <text:p>0.208109</text:p>
          </table:table-cell>
          <table:table-cell office:value-type="float" office:value="1.42205299406392" calcext:value-type="float">
            <text:p>1.42205299406392</text:p>
          </table:table-cell>
          <table:table-cell office:value-type="float" office:value="0.0250269762748357" calcext:value-type="float">
            <text:p>0.02502697627483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8126056" calcext:value-type="float">
            <text:p>408126056</text:p>
          </table:table-cell>
          <table:table-cell office:value-type="float" office:value="2628177552" calcext:value-type="float">
            <text:p>2628177552</text:p>
          </table:table-cell>
          <table:table-cell office:value-type="float" office:value="0.494892" calcext:value-type="float">
            <text:p>4.95E-01</text:p>
          </table:table-cell>
          <table:table-cell/>
          <table:table-cell office:value-type="float" office:value="48.870926" calcext:value-type="float">
            <text:p>48.870926</text:p>
          </table:table-cell>
          <table:table-cell office:value-type="float" office:value="3.650262" calcext:value-type="float">
            <text:p>3.650262</text:p>
          </table:table-cell>
          <table:table-cell office:value-type="float" office:value="17.338166" calcext:value-type="float">
            <text:p>17.338166</text:p>
          </table:table-cell>
          <table:table-cell office:value-type="float" office:value="10.824748" calcext:value-type="float">
            <text:p>10.824748</text:p>
          </table:table-cell>
          <table:table-cell office:value-type="float" office:value="2.909912" calcext:value-type="float">
            <text:p>2.909912</text:p>
          </table:table-cell>
          <table:table-cell office:value-type="float" office:value="3.299008" calcext:value-type="float">
            <text:p>3.299008</text:p>
          </table:table-cell>
          <table:table-cell office:value-type="float" office:value="9.643811" calcext:value-type="float">
            <text:p>9.643811</text:p>
          </table:table-cell>
          <table:table-cell/>
          <table:table-cell office:value-type="float" office:value="0.151361" calcext:value-type="float">
            <text:p>0.151361</text:p>
          </table:table-cell>
          <table:table-cell office:value-type="float" office:value="0.962420904076352" calcext:value-type="float">
            <text:p>0.962420904076352</text:p>
          </table:table-cell>
          <table:table-cell office:value-type="float" office:value="0.00117581097123685" calcext:value-type="float">
            <text:p>0.001175810971236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8126056" calcext:value-type="float">
            <text:p>408126056</text:p>
          </table:table-cell>
          <table:table-cell office:value-type="float" office:value="2628177552" calcext:value-type="float">
            <text:p>2628177552</text:p>
          </table:table-cell>
          <table:table-cell office:value-type="float" office:value="0.494892" calcext:value-type="float">
            <text:p>4.95E-01</text:p>
          </table:table-cell>
          <table:table-cell/>
          <table:table-cell office:value-type="float" office:value="48.870926" calcext:value-type="float">
            <text:p>48.870926</text:p>
          </table:table-cell>
          <table:table-cell office:value-type="float" office:value="3.650262" calcext:value-type="float">
            <text:p>3.650262</text:p>
          </table:table-cell>
          <table:table-cell office:value-type="float" office:value="17.338166" calcext:value-type="float">
            <text:p>17.338166</text:p>
          </table:table-cell>
          <table:table-cell office:value-type="float" office:value="10.824748" calcext:value-type="float">
            <text:p>10.824748</text:p>
          </table:table-cell>
          <table:table-cell office:value-type="float" office:value="2.909912" calcext:value-type="float">
            <text:p>2.909912</text:p>
          </table:table-cell>
          <table:table-cell office:value-type="float" office:value="3.299008" calcext:value-type="float">
            <text:p>3.299008</text:p>
          </table:table-cell>
          <table:table-cell office:value-type="float" office:value="9.643811" calcext:value-type="float">
            <text:p>9.643811</text:p>
          </table:table-cell>
          <table:table-cell/>
          <table:table-cell office:value-type="float" office:value="0.151361" calcext:value-type="float">
            <text:p>0.151361</text:p>
          </table:table-cell>
          <table:table-cell office:value-type="float" office:value="0.962420904076352" calcext:value-type="float">
            <text:p>0.962420904076352</text:p>
          </table:table-cell>
          <table:table-cell office:value-type="float" office:value="0.00117581097123685" calcext:value-type="float">
            <text:p>0.001175810971236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8126056" calcext:value-type="float">
            <text:p>408126056</text:p>
          </table:table-cell>
          <table:table-cell office:value-type="float" office:value="2628177552" calcext:value-type="float">
            <text:p>2628177552</text:p>
          </table:table-cell>
          <table:table-cell office:value-type="float" office:value="0.494892" calcext:value-type="float">
            <text:p>4.95E-01</text:p>
          </table:table-cell>
          <table:table-cell/>
          <table:table-cell office:value-type="float" office:value="48.870926" calcext:value-type="float">
            <text:p>48.870926</text:p>
          </table:table-cell>
          <table:table-cell office:value-type="float" office:value="3.650262" calcext:value-type="float">
            <text:p>3.650262</text:p>
          </table:table-cell>
          <table:table-cell office:value-type="float" office:value="17.338166" calcext:value-type="float">
            <text:p>17.338166</text:p>
          </table:table-cell>
          <table:table-cell office:value-type="float" office:value="10.824748" calcext:value-type="float">
            <text:p>10.824748</text:p>
          </table:table-cell>
          <table:table-cell office:value-type="float" office:value="2.909912" calcext:value-type="float">
            <text:p>2.909912</text:p>
          </table:table-cell>
          <table:table-cell office:value-type="float" office:value="3.299008" calcext:value-type="float">
            <text:p>3.299008</text:p>
          </table:table-cell>
          <table:table-cell office:value-type="float" office:value="9.643811" calcext:value-type="float">
            <text:p>9.643811</text:p>
          </table:table-cell>
          <table:table-cell/>
          <table:table-cell office:value-type="float" office:value="0.151361" calcext:value-type="float">
            <text:p>0.151361</text:p>
          </table:table-cell>
          <table:table-cell office:value-type="float" office:value="0.962420904076352" calcext:value-type="float">
            <text:p>0.962420904076352</text:p>
          </table:table-cell>
          <table:table-cell office:value-type="float" office:value="0.00117581097123685" calcext:value-type="float">
            <text:p>0.001175810971236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8126056" calcext:value-type="float">
            <text:p>408126056</text:p>
          </table:table-cell>
          <table:table-cell office:value-type="float" office:value="2628177552" calcext:value-type="float">
            <text:p>2628177552</text:p>
          </table:table-cell>
          <table:table-cell office:value-type="float" office:value="0.494892" calcext:value-type="float">
            <text:p>4.95E-01</text:p>
          </table:table-cell>
          <table:table-cell/>
          <table:table-cell office:value-type="float" office:value="48.870926" calcext:value-type="float">
            <text:p>48.870926</text:p>
          </table:table-cell>
          <table:table-cell office:value-type="float" office:value="3.650262" calcext:value-type="float">
            <text:p>3.650262</text:p>
          </table:table-cell>
          <table:table-cell office:value-type="float" office:value="17.338166" calcext:value-type="float">
            <text:p>17.338166</text:p>
          </table:table-cell>
          <table:table-cell office:value-type="float" office:value="10.824748" calcext:value-type="float">
            <text:p>10.824748</text:p>
          </table:table-cell>
          <table:table-cell office:value-type="float" office:value="2.909912" calcext:value-type="float">
            <text:p>2.909912</text:p>
          </table:table-cell>
          <table:table-cell office:value-type="float" office:value="3.299008" calcext:value-type="float">
            <text:p>3.299008</text:p>
          </table:table-cell>
          <table:table-cell office:value-type="float" office:value="9.643811" calcext:value-type="float">
            <text:p>9.643811</text:p>
          </table:table-cell>
          <table:table-cell/>
          <table:table-cell office:value-type="float" office:value="0.151361" calcext:value-type="float">
            <text:p>0.151361</text:p>
          </table:table-cell>
          <table:table-cell office:value-type="float" office:value="0.962420904076352" calcext:value-type="float">
            <text:p>0.962420904076352</text:p>
          </table:table-cell>
          <table:table-cell office:value-type="float" office:value="0.00117581097123685" calcext:value-type="float">
            <text:p>0.00117581097123685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propor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Runtime</text:p>
          </table:table-cell>
          <table:table-cell/>
          <table:table-cell office:value-type="string" calcext:value-type="string">
            <text:p>ref. #objects</text:p>
          </table:table-cell>
          <table:table-cell office:value-type="string" calcext:value-type="string">
            <text:p>#objects</text:p>
          </table:table-cell>
          <table:table-cell table:style-name="Default" office:value-type="string" calcext:value-type="string">
            <text:p>symbolic #objects</text:p>
          </table:table-cell>
          <table:table-cell/>
          <table:table-cell office:value-type="string" calcext:value-type="string">
            <text:p>symbolic #objects (deterministic)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</table:table-row>
        <table:table-row table:style-name="ro1">
          <table:table-cell table:formula="of:=[.A6]*[.B6]*[.C6]" office:value-type="float" office:value="1368" calcext:value-type="float">
            <text:p>1368</text:p>
          </table:table-cell>
          <table:table-cell/>
          <table:table-cell table:formula="of:=[.I25]" office:value-type="float" office:value="51.903153" calcext:value-type="float">
            <text:p>51.903153</text:p>
          </table:table-cell>
          <table:table-cell/>
          <table:table-cell table:formula="of:=[.A52]/[.A$71]" office:value-type="float" office:value="38" calcext:value-type="float">
            <text:p>38</text:p>
          </table:table-cell>
          <table:table-cell table:formula="of:=[.E6]/[.E$25]" office:value-type="float" office:value="7.21658810233241" calcext:value-type="float">
            <text:p>7.21658810233241</text:p>
          </table:table-cell>
          <table:table-cell table:style-name="Default" table:formula="of:=[.F6]/[.F$25]" office:value-type="float" office:value="46.3219334940143" calcext:value-type="float">
            <text:p>46.3219334940143</text:p>
          </table:table-cell>
          <table:table-cell/>
          <table:table-cell table:formula="of:=[.F29]/[.F$48]" office:value-type="float" office:value="43.8652431317928" calcext:value-type="float">
            <text:p>43.8652431317928</text:p>
          </table:table-cell>
          <table:table-cell/>
          <table:table-cell table:formula="of:=SUM([.J6:.O6])" office:value-type="float" office:value="54.947436" calcext:value-type="float">
            <text:p>54.947436</text:p>
          </table:table-cell>
          <table:table-cell/>
          <table:table-cell table:formula="of:=[.J6] / [.$K52]" office:value-type="float" office:value="0.0493202084989007" calcext:value-type="float">
            <text:p>0.0493202084989007</text:p>
          </table:table-cell>
          <table:table-cell table:formula="of:=[.K6] / [.$K52]" office:value-type="float" office:value="0.360106247723734" calcext:value-type="float">
            <text:p>0.360106247723734</text:p>
          </table:table-cell>
          <table:table-cell table:formula="of:=[.L6] / [.$K52]" office:value-type="float" office:value="0.311725646306772" calcext:value-type="float">
            <text:p>0.311725646306772</text:p>
          </table:table-cell>
          <table:table-cell table:formula="of:=[.M6] / [.$K52]" office:value-type="float" office:value="0.0189251596744205" calcext:value-type="float">
            <text:p>0.0189251596744205</text:p>
          </table:table-cell>
          <table:table-cell table:formula="of:=[.N6] / [.$K52]" office:value-type="float" office:value="0.0285209304397752" calcext:value-type="float">
            <text:p>0.0285209304397752</text:p>
          </table:table-cell>
          <table:table-cell table:formula="of:=[.O6] / [.$K52]" office:value-type="float" office:value="0.231401807356398" calcext:value-type="float">
            <text:p>0.231401807356398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9 iterations, starting with 1 graphs having 17 nodes" calcext:value-type="string">
            <text:p>for 9 iterations, starting with 1 graphs having 17 nodes</text:p>
          </table:table-cell>
        </table:table-row>
        <table:table-row table:style-name="ro1">
          <table:table-cell table:formula="of:=[.A7]*[.B7]*[.C7]" office:value-type="float" office:value="1260" calcext:value-type="float">
            <text:p>1260</text:p>
          </table:table-cell>
          <table:table-cell/>
          <table:table-cell table:formula="of:=[.C52]" office:value-type="float" office:value="51.903153" calcext:value-type="float">
            <text:p>51.903153</text:p>
          </table:table-cell>
          <table:table-cell/>
          <table:table-cell table:formula="of:=[.A53]/[.A$71]" office:value-type="float" office:value="35" calcext:value-type="float">
            <text:p>35</text:p>
          </table:table-cell>
          <table:table-cell table:formula="of:=[.E7]/[.E$25]" office:value-type="float" office:value="7.01379447797886" calcext:value-type="float">
            <text:p>7.01379447797886</text:p>
          </table:table-cell>
          <table:table-cell table:style-name="Default" table:formula="of:=[.F7]/[.F$25]" office:value-type="float" office:value="42.5395415258221" calcext:value-type="float">
            <text:p>42.5395415258221</text:p>
          </table:table-cell>
          <table:table-cell/>
          <table:table-cell table:formula="of:=[.F30]/[.F$48]" office:value-type="float" office:value="40.3191525471183" calcext:value-type="float">
            <text:p>40.3191525471183</text:p>
          </table:table-cell>
          <table:table-cell/>
          <table:table-cell table:formula="of:=SUM([.J7:.O7])" office:value-type="float" office:value="55.131468" calcext:value-type="float">
            <text:p>55.131468</text:p>
          </table:table-cell>
          <table:table-cell/>
          <table:table-cell table:formula="of:=[.J7] / [.$K53]" office:value-type="float" office:value="0.0505837428453746" calcext:value-type="float">
            <text:p>0.0505837428453746</text:p>
          </table:table-cell>
          <table:table-cell table:formula="of:=[.K7] / [.$K53]" office:value-type="float" office:value="0.358939489875365" calcext:value-type="float">
            <text:p>0.358939489875365</text:p>
          </table:table-cell>
          <table:table-cell table:formula="of:=[.L7] / [.$K53]" office:value-type="float" office:value="0.312317858106009" calcext:value-type="float">
            <text:p>0.312317858106009</text:p>
          </table:table-cell>
          <table:table-cell table:formula="of:=[.M7] / [.$K53]" office:value-type="float" office:value="0.0206893819696584" calcext:value-type="float">
            <text:p>0.0206893819696584</text:p>
          </table:table-cell>
          <table:table-cell table:formula="of:=[.N7] / [.$K53]" office:value-type="float" office:value="0.0309301395711067" calcext:value-type="float">
            <text:p>0.0309301395711067</text:p>
          </table:table-cell>
          <table:table-cell table:formula="of:=[.O7] / [.$K53]" office:value-type="float" office:value="0.226539387632486" calcext:value-type="float">
            <text:p>0.226539387632486</text:p>
          </table:table-cell>
          <table:table-cell table:number-columns-repeated="2"/>
        </table:table-row>
        <table:table-row table:style-name="ro1">
          <table:table-cell table:formula="of:=[.A8]*[.B8]*[.C8]" office:value-type="float" office:value="1152" calcext:value-type="float">
            <text:p>1152</text:p>
          </table:table-cell>
          <table:table-cell/>
          <table:table-cell table:formula="of:=[.C53]" office:value-type="float" office:value="51.903153" calcext:value-type="float">
            <text:p>51.903153</text:p>
          </table:table-cell>
          <table:table-cell/>
          <table:table-cell table:formula="of:=[.A54]/[.A$71]" office:value-type="float" office:value="32" calcext:value-type="float">
            <text:p>32</text:p>
          </table:table-cell>
          <table:table-cell table:formula="of:=[.E8]/[.E$25]" office:value-type="float" office:value="6.76594131174651" calcext:value-type="float">
            <text:p>6.76594131174651</text:p>
          </table:table-cell>
          <table:table-cell table:style-name="Default" table:formula="of:=[.F8]/[.F$25]" office:value-type="float" office:value="38.7535585900693" calcext:value-type="float">
            <text:p>38.7535585900693</text:p>
          </table:table-cell>
          <table:table-cell/>
          <table:table-cell table:formula="of:=[.F31]/[.F$48]" office:value-type="float" office:value="36.7698002650013" calcext:value-type="float">
            <text:p>36.7698002650013</text:p>
          </table:table-cell>
          <table:table-cell/>
          <table:table-cell table:formula="of:=SUM([.J8:.O8])" office:value-type="float" office:value="53.413013" calcext:value-type="float">
            <text:p>53.413013</text:p>
          </table:table-cell>
          <table:table-cell/>
          <table:table-cell table:formula="of:=[.J8] / [.$K54]" office:value-type="float" office:value="0.0474036916809018" calcext:value-type="float">
            <text:p>0.0474036916809018</text:p>
          </table:table-cell>
          <table:table-cell table:formula="of:=[.K8] / [.$K54]" office:value-type="float" office:value="0.367860169206332" calcext:value-type="float">
            <text:p>0.367860169206332</text:p>
          </table:table-cell>
          <table:table-cell table:formula="of:=[.L8] / [.$K54]" office:value-type="float" office:value="0.267955469952612" calcext:value-type="float">
            <text:p>0.267955469952612</text:p>
          </table:table-cell>
          <table:table-cell table:formula="of:=[.M8] / [.$K54]" office:value-type="float" office:value="0.0240059290420482" calcext:value-type="float">
            <text:p>0.0240059290420482</text:p>
          </table:table-cell>
          <table:table-cell table:formula="of:=[.N8] / [.$K54]" office:value-type="float" office:value="0.037990217851968" calcext:value-type="float">
            <text:p>0.037990217851968</text:p>
          </table:table-cell>
          <table:table-cell table:formula="of:=[.O8] / [.$K54]" office:value-type="float" office:value="0.254784522266138" calcext:value-type="float">
            <text:p>0.254784522266138</text:p>
          </table:table-cell>
          <table:table-cell table:number-columns-repeated="2"/>
        </table:table-row>
        <table:table-row table:style-name="ro1">
          <table:table-cell table:formula="of:=[.A9]*[.B9]*[.C9]" office:value-type="float" office:value="1044" calcext:value-type="float">
            <text:p>1044</text:p>
          </table:table-cell>
          <table:table-cell/>
          <table:table-cell table:formula="of:=[.C54]" office:value-type="float" office:value="51.903153" calcext:value-type="float">
            <text:p>51.903153</text:p>
          </table:table-cell>
          <table:table-cell/>
          <table:table-cell table:formula="of:=[.A55]/[.A$71]" office:value-type="float" office:value="29" calcext:value-type="float">
            <text:p>29</text:p>
          </table:table-cell>
          <table:table-cell table:formula="of:=[.E9]/[.E$25]" office:value-type="float" office:value="6.49526346580406" calcext:value-type="float">
            <text:p>6.49526346580406</text:p>
          </table:table-cell>
          <table:table-cell table:style-name="Default" table:formula="of:=[.F9]/[.F$25]" office:value-type="float" office:value="34.9863016765569" calcext:value-type="float">
            <text:p>34.9863016765569</text:p>
          </table:table-cell>
          <table:table-cell/>
          <table:table-cell table:formula="of:=[.F32]/[.F$48]" office:value-type="float" office:value="33.2369982893758" calcext:value-type="float">
            <text:p>33.2369982893758</text:p>
          </table:table-cell>
          <table:table-cell/>
          <table:table-cell table:formula="of:=SUM([.J9:.O9])" office:value-type="float" office:value="63.581737" calcext:value-type="float">
            <text:p>63.581737</text:p>
          </table:table-cell>
          <table:table-cell/>
          <table:table-cell table:formula="of:=[.J9] / [.$K55]" office:value-type="float" office:value="0.0534223058423207" calcext:value-type="float">
            <text:p>0.0534223058423207</text:p>
          </table:table-cell>
          <table:table-cell table:formula="of:=[.K9] / [.$K55]" office:value-type="float" office:value="0.308361251596508" calcext:value-type="float">
            <text:p>0.308361251596508</text:p>
          </table:table-cell>
          <table:table-cell table:formula="of:=[.L9] / [.$K55]" office:value-type="float" office:value="0.277579786786888" calcext:value-type="float">
            <text:p>0.277579786786888</text:p>
          </table:table-cell>
          <table:table-cell table:formula="of:=[.M9] / [.$K55]" office:value-type="float" office:value="0.0233114581314443" calcext:value-type="float">
            <text:p>0.0233114581314443</text:p>
          </table:table-cell>
          <table:table-cell table:formula="of:=[.N9] / [.$K55]" office:value-type="float" office:value="0.0432677075179623" calcext:value-type="float">
            <text:p>0.0432677075179623</text:p>
          </table:table-cell>
          <table:table-cell table:formula="of:=[.O9] / [.$K55]" office:value-type="float" office:value="0.294057490124877" calcext:value-type="float">
            <text:p>0.294057490124877</text:p>
          </table:table-cell>
          <table:table-cell table:number-columns-repeated="2"/>
        </table:table-row>
        <table:table-row table:style-name="ro1">
          <table:table-cell table:formula="of:=[.A10]*[.B10]*[.C10]" office:value-type="float" office:value="936" calcext:value-type="float">
            <text:p>936</text:p>
          </table:table-cell>
          <table:table-cell/>
          <table:table-cell table:formula="of:=[.C55]" office:value-type="float" office:value="51.903153" calcext:value-type="float">
            <text:p>51.903153</text:p>
          </table:table-cell>
          <table:table-cell/>
          <table:table-cell table:formula="of:=[.A56]/[.A$71]" office:value-type="float" office:value="26" calcext:value-type="float">
            <text:p>26</text:p>
          </table:table-cell>
          <table:table-cell table:formula="of:=[.E10]/[.E$25]" office:value-type="float" office:value="6.34689078071463" calcext:value-type="float">
            <text:p>6.34689078071463</text:p>
          </table:table-cell>
          <table:table-cell table:style-name="Default" table:formula="of:=[.F10]/[.F$25]" office:value-type="float" office:value="31.1833420007137" calcext:value-type="float">
            <text:p>31.1833420007137</text:p>
          </table:table-cell>
          <table:table-cell/>
          <table:table-cell table:formula="of:=[.F33]/[.F$48]" office:value-type="float" office:value="29.6338118909555" calcext:value-type="float">
            <text:p>29.6338118909555</text:p>
          </table:table-cell>
          <table:table-cell/>
          <table:table-cell table:formula="of:=SUM([.J10:.O10])" office:value-type="float" office:value="68.514319" calcext:value-type="float">
            <text:p>68.514319</text:p>
          </table:table-cell>
          <table:table-cell/>
          <table:table-cell table:formula="of:=[.J10] / [.$K56]" office:value-type="float" office:value="0.0577520153123028" calcext:value-type="float">
            <text:p>0.0577520153123028</text:p>
          </table:table-cell>
          <table:table-cell table:formula="of:=[.K10] / [.$K56]" office:value-type="float" office:value="0.287960024823424" calcext:value-type="float">
            <text:p>0.287960024823424</text:p>
          </table:table-cell>
          <table:table-cell table:formula="of:=[.L10] / [.$K56]" office:value-type="float" office:value="0.242540015613379" calcext:value-type="float">
            <text:p>0.242540015613379</text:p>
          </table:table-cell>
          <table:table-cell table:formula="of:=[.M10] / [.$K56]" office:value-type="float" office:value="0.0281272006804884" calcext:value-type="float">
            <text:p>0.0281272006804884</text:p>
          </table:table-cell>
          <table:table-cell table:formula="of:=[.N10] / [.$K56]" office:value-type="float" office:value="0.0416816373815231" calcext:value-type="float">
            <text:p>0.0416816373815231</text:p>
          </table:table-cell>
          <table:table-cell table:formula="of:=[.O10] / [.$K56]" office:value-type="float" office:value="0.341939106188883" calcext:value-type="float">
            <text:p>0.341939106188883</text:p>
          </table:table-cell>
          <table:table-cell table:number-columns-repeated="2"/>
        </table:table-row>
        <table:table-row table:style-name="ro1">
          <table:table-cell table:formula="of:=[.A11]*[.B11]*[.C11]" office:value-type="float" office:value="828" calcext:value-type="float">
            <text:p>828</text:p>
          </table:table-cell>
          <table:table-cell/>
          <table:table-cell table:formula="of:=[.C56]" office:value-type="float" office:value="51.903153" calcext:value-type="float">
            <text:p>51.903153</text:p>
          </table:table-cell>
          <table:table-cell/>
          <table:table-cell table:formula="of:=[.A57]/[.A$71]" office:value-type="float" office:value="23" calcext:value-type="float">
            <text:p>23</text:p>
          </table:table-cell>
          <table:table-cell table:formula="of:=[.E11]/[.E$25]" office:value-type="float" office:value="6.02693272973721" calcext:value-type="float">
            <text:p>6.02693272973721</text:p>
          </table:table-cell>
          <table:table-cell table:style-name="Default" table:formula="of:=[.F11]/[.F$25]" office:value-type="float" office:value="27.4391718964593" calcext:value-type="float">
            <text:p>27.4391718964593</text:p>
          </table:table-cell>
          <table:table-cell/>
          <table:table-cell table:formula="of:=[.F34]/[.F$48]" office:value-type="float" office:value="26.1074886146048" calcext:value-type="float">
            <text:p>26.1074886146048</text:p>
          </table:table-cell>
          <table:table-cell/>
          <table:table-cell table:formula="of:=SUM([.J11:.O11])" office:value-type="float" office:value="63.471015" calcext:value-type="float">
            <text:p>63.471015</text:p>
          </table:table-cell>
          <table:table-cell/>
          <table:table-cell table:formula="of:=[.J11] / [.$K57]" office:value-type="float" office:value="0.0563482717268662" calcext:value-type="float">
            <text:p>0.0563482717268662</text:p>
          </table:table-cell>
          <table:table-cell table:formula="of:=[.K11] / [.$K57]" office:value-type="float" office:value="0.305734877565768" calcext:value-type="float">
            <text:p>0.305734877565768</text:p>
          </table:table-cell>
          <table:table-cell table:formula="of:=[.L11] / [.$K57]" office:value-type="float" office:value="0.267178774437434" calcext:value-type="float">
            <text:p>0.267178774437434</text:p>
          </table:table-cell>
          <table:table-cell table:formula="of:=[.M11] / [.$K57]" office:value-type="float" office:value="0.026823724183393" calcext:value-type="float">
            <text:p>0.026823724183393</text:p>
          </table:table-cell>
          <table:table-cell table:formula="of:=[.N11] / [.$K57]" office:value-type="float" office:value="0.0443657943708636" calcext:value-type="float">
            <text:p>0.0443657943708636</text:p>
          </table:table-cell>
          <table:table-cell table:formula="of:=[.O11] / [.$K57]" office:value-type="float" office:value="0.299548557715675" calcext:value-type="float">
            <text:p>0.299548557715675</text:p>
          </table:table-cell>
          <table:table-cell table:number-columns-repeated="2"/>
        </table:table-row>
        <table:table-row table:style-name="ro1">
          <table:table-cell table:formula="of:=[.A12]*[.B12]*[.C12]" office:value-type="float" office:value="720" calcext:value-type="float">
            <text:p>720</text:p>
          </table:table-cell>
          <table:table-cell/>
          <table:table-cell table:formula="of:=[.C57]" office:value-type="float" office:value="51.903153" calcext:value-type="float">
            <text:p>51.903153</text:p>
          </table:table-cell>
          <table:table-cell/>
          <table:table-cell table:formula="of:=[.A58]/[.A$71]" office:value-type="float" office:value="20" calcext:value-type="float">
            <text:p>20</text:p>
          </table:table-cell>
          <table:table-cell table:formula="of:=[.E12]/[.E$25]" office:value-type="float" office:value="5.68751601386992" calcext:value-type="float">
            <text:p>5.68751601386992</text:p>
          </table:table-cell>
          <table:table-cell table:style-name="Default" table:formula="of:=[.F12]/[.F$25]" office:value-type="float" office:value="23.6921604067785" calcext:value-type="float">
            <text:p>23.6921604067785</text:p>
          </table:table-cell>
          <table:table-cell/>
          <table:table-cell table:formula="of:=[.F35]/[.F$48]" office:value-type="float" office:value="22.6001147429327" calcext:value-type="float">
            <text:p>22.6001147429327</text:p>
          </table:table-cell>
          <table:table-cell/>
          <table:table-cell table:formula="of:=SUM([.J12:.O12])" office:value-type="float" office:value="74.079159" calcext:value-type="float">
            <text:p>74.079159</text:p>
          </table:table-cell>
          <table:table-cell/>
          <table:table-cell table:formula="of:=[.J12] / [.$K58]" office:value-type="float" office:value="0.05976658023345" calcext:value-type="float">
            <text:p>0.05976658023345</text:p>
          </table:table-cell>
          <table:table-cell table:formula="of:=[.K12] / [.$K58]" office:value-type="float" office:value="0.260350593342994" calcext:value-type="float">
            <text:p>0.260350593342994</text:p>
          </table:table-cell>
          <table:table-cell table:formula="of:=[.L12] / [.$K58]" office:value-type="float" office:value="0.240720929350723" calcext:value-type="float">
            <text:p>0.240720929350723</text:p>
          </table:table-cell>
          <table:table-cell table:formula="of:=[.M12] / [.$K58]" office:value-type="float" office:value="0.0336008674180548" calcext:value-type="float">
            <text:p>0.0336008674180548</text:p>
          </table:table-cell>
          <table:table-cell table:formula="of:=[.N12] / [.$K58]" office:value-type="float" office:value="0.0532383608728603" calcext:value-type="float">
            <text:p>0.0532383608728603</text:p>
          </table:table-cell>
          <table:table-cell table:formula="of:=[.O12] / [.$K58]" office:value-type="float" office:value="0.352322668781917" calcext:value-type="float">
            <text:p>0.352322668781917</text:p>
          </table:table-cell>
          <table:table-cell table:number-columns-repeated="2"/>
        </table:table-row>
        <table:table-row table:style-name="ro1">
          <table:table-cell table:formula="of:=[.A13]*[.B13]*[.C13]" office:value-type="float" office:value="648" calcext:value-type="float">
            <text:p>648</text:p>
          </table:table-cell>
          <table:table-cell/>
          <table:table-cell table:formula="of:=[.C58]" office:value-type="float" office:value="51.903153" calcext:value-type="float">
            <text:p>51.903153</text:p>
          </table:table-cell>
          <table:table-cell/>
          <table:table-cell table:formula="of:=[.A59]/[.A$71]" office:value-type="float" office:value="18" calcext:value-type="float">
            <text:p>18</text:p>
          </table:table-cell>
          <table:table-cell table:formula="of:=[.E13]/[.E$25]" office:value-type="float" office:value="5.41392976339467" calcext:value-type="float">
            <text:p>5.41392976339467</text:p>
          </table:table-cell>
          <table:table-cell table:style-name="Default" table:formula="of:=[.F13]/[.F$25]" office:value-type="float" office:value="21.1559893002722" calcext:value-type="float">
            <text:p>21.1559893002722</text:p>
          </table:table-cell>
          <table:table-cell/>
          <table:table-cell table:formula="of:=[.F36]/[.F$48]" office:value-type="float" office:value="20.2276113619283" calcext:value-type="float">
            <text:p>20.2276113619283</text:p>
          </table:table-cell>
          <table:table-cell/>
          <table:table-cell table:formula="of:=SUM([.J13:.O13])" office:value-type="float" office:value="66.641511" calcext:value-type="float">
            <text:p>66.641511</text:p>
          </table:table-cell>
          <table:table-cell/>
          <table:table-cell table:formula="of:=[.J13] / [.$K59]" office:value-type="float" office:value="0.0570942636639797" calcext:value-type="float">
            <text:p>0.0570942636639797</text:p>
          </table:table-cell>
          <table:table-cell table:formula="of:=[.K13] / [.$K59]" office:value-type="float" office:value="0.286135078779951" calcext:value-type="float">
            <text:p>0.286135078779951</text:p>
          </table:table-cell>
          <table:table-cell table:formula="of:=[.L13] / [.$K59]" office:value-type="float" office:value="0.19668069951175" calcext:value-type="float">
            <text:p>0.19668069951175</text:p>
          </table:table-cell>
          <table:table-cell table:formula="of:=[.M13] / [.$K59]" office:value-type="float" office:value="0.032716229978639" calcext:value-type="float">
            <text:p>0.032716229978639</text:p>
          </table:table-cell>
          <table:table-cell table:formula="of:=[.N13] / [.$K59]" office:value-type="float" office:value="0.0495672584614716" calcext:value-type="float">
            <text:p>0.0495672584614716</text:p>
          </table:table-cell>
          <table:table-cell table:formula="of:=[.O13] / [.$K59]" office:value-type="float" office:value="0.377806469604208" calcext:value-type="float">
            <text:p>0.377806469604208</text:p>
          </table:table-cell>
          <table:table-cell table:number-columns-repeated="2"/>
        </table:table-row>
        <table:table-row table:style-name="ro1">
          <table:table-cell table:formula="of:=[.A14]*[.B14]*[.C14]" office:value-type="float" office:value="576" calcext:value-type="float">
            <text:p>576</text:p>
          </table:table-cell>
          <table:table-cell/>
          <table:table-cell table:formula="of:=[.C59]" office:value-type="float" office:value="51.903153" calcext:value-type="float">
            <text:p>51.903153</text:p>
          </table:table-cell>
          <table:table-cell/>
          <table:table-cell table:formula="of:=[.A60]/[.A$71]" office:value-type="float" office:value="16" calcext:value-type="float">
            <text:p>16</text:p>
          </table:table-cell>
          <table:table-cell table:formula="of:=[.E14]/[.E$25]" office:value-type="float" office:value="5.21906437096263" calcext:value-type="float">
            <text:p>5.21906437096263</text:p>
          </table:table-cell>
          <table:table-cell table:style-name="Default" table:formula="of:=[.F14]/[.F$25]" office:value-type="float" office:value="18.6856302054449" calcext:value-type="float">
            <text:p>18.6856302054449</text:p>
          </table:table-cell>
          <table:table-cell/>
          <table:table-cell table:formula="of:=[.F37]/[.F$48]" office:value-type="float" office:value="17.8921910645708" calcext:value-type="float">
            <text:p>17.8921910645708</text:p>
          </table:table-cell>
          <table:table-cell/>
          <table:table-cell table:formula="of:=SUM([.J14:.O14])" office:value-type="float" office:value="78.554216" calcext:value-type="float">
            <text:p>78.554216</text:p>
          </table:table-cell>
          <table:table-cell/>
          <table:table-cell table:formula="of:=[.J14] / [.$K60]" office:value-type="float" office:value="0.0546412429346886" calcext:value-type="float">
            <text:p>0.0546412429346886</text:p>
          </table:table-cell>
          <table:table-cell table:formula="of:=[.K14] / [.$K60]" office:value-type="float" office:value="0.24302612860397" calcext:value-type="float">
            <text:p>0.24302612860397</text:p>
          </table:table-cell>
          <table:table-cell table:formula="of:=[.L14] / [.$K60]" office:value-type="float" office:value="0.188589699628598" calcext:value-type="float">
            <text:p>0.188589699628598</text:p>
          </table:table-cell>
          <table:table-cell table:formula="of:=[.M14] / [.$K60]" office:value-type="float" office:value="0.0389066959817917" calcext:value-type="float">
            <text:p>0.0389066959817917</text:p>
          </table:table-cell>
          <table:table-cell table:formula="of:=[.N14] / [.$K60]" office:value-type="float" office:value="0.0522644131538402" calcext:value-type="float">
            <text:p>0.0522644131538402</text:p>
          </table:table-cell>
          <table:table-cell table:formula="of:=[.O14] / [.$K60]" office:value-type="float" office:value="0.422571819697112" calcext:value-type="float">
            <text:p>0.422571819697112</text:p>
          </table:table-cell>
          <table:table-cell table:number-columns-repeated="2"/>
        </table:table-row>
        <table:table-row table:style-name="ro1">
          <table:table-cell table:formula="of:=[.A15]*[.B15]*[.C15]" office:value-type="float" office:value="504" calcext:value-type="float">
            <text:p>504</text:p>
          </table:table-cell>
          <table:table-cell/>
          <table:table-cell table:formula="of:=[.C60]" office:value-type="float" office:value="51.903153" calcext:value-type="float">
            <text:p>51.903153</text:p>
          </table:table-cell>
          <table:table-cell/>
          <table:table-cell table:formula="of:=[.A61]/[.A$71]" office:value-type="float" office:value="14" calcext:value-type="float">
            <text:p>14</text:p>
          </table:table-cell>
          <table:table-cell table:formula="of:=[.E15]/[.E$25]" office:value-type="float" office:value="4.92297237704168" calcext:value-type="float">
            <text:p>4.92297237704168</text:p>
          </table:table-cell>
          <table:table-cell table:style-name="Default" table:formula="of:=[.F15]/[.F$25]" office:value-type="float" office:value="16.2193216019076" calcext:value-type="float">
            <text:p>16.2193216019076</text:p>
          </table:table-cell>
          <table:table-cell/>
          <table:table-cell table:formula="of:=[.F38]/[.F$48]" office:value-type="float" office:value="15.521827593785" calcext:value-type="float">
            <text:p>15.521827593785</text:p>
          </table:table-cell>
          <table:table-cell/>
          <table:table-cell table:formula="of:=SUM([.J15:.O15])" office:value-type="float" office:value="68.326161" calcext:value-type="float">
            <text:p>68.326161</text:p>
          </table:table-cell>
          <table:table-cell/>
          <table:table-cell table:formula="of:=[.J15] / [.$K61]" office:value-type="float" office:value="0.0621321897479356" calcext:value-type="float">
            <text:p>0.0621321897479356</text:p>
          </table:table-cell>
          <table:table-cell table:formula="of:=[.K15] / [.$K61]" office:value-type="float" office:value="0.276134305277301" calcext:value-type="float">
            <text:p>0.276134305277301</text:p>
          </table:table-cell>
          <table:table-cell table:formula="of:=[.L15] / [.$K61]" office:value-type="float" office:value="0.186210930246762" calcext:value-type="float">
            <text:p>0.186210930246762</text:p>
          </table:table-cell>
          <table:table-cell table:formula="of:=[.M15] / [.$K61]" office:value-type="float" office:value="0.0444550806827856" calcext:value-type="float">
            <text:p>0.0444550806827856</text:p>
          </table:table-cell>
          <table:table-cell table:formula="of:=[.N15] / [.$K61]" office:value-type="float" office:value="0.0539434229299082" calcext:value-type="float">
            <text:p>0.0539434229299082</text:p>
          </table:table-cell>
          <table:table-cell table:formula="of:=[.O15] / [.$K61]" office:value-type="float" office:value="0.377124071115308" calcext:value-type="float">
            <text:p>0.377124071115308</text:p>
          </table:table-cell>
          <table:table-cell table:number-columns-repeated="2"/>
        </table:table-row>
        <table:table-row table:style-name="ro1">
          <table:table-cell table:formula="of:=[.A16]*[.B16]*[.C16]" office:value-type="float" office:value="432" calcext:value-type="float">
            <text:p>432</text:p>
          </table:table-cell>
          <table:table-cell/>
          <table:table-cell table:formula="of:=[.C61]" office:value-type="float" office:value="51.903153" calcext:value-type="float">
            <text:p>51.903153</text:p>
          </table:table-cell>
          <table:table-cell/>
          <table:table-cell table:formula="of:=[.A62]/[.A$71]" office:value-type="float" office:value="12" calcext:value-type="float">
            <text:p>12</text:p>
          </table:table-cell>
          <table:table-cell table:formula="of:=[.E16]/[.E$25]" office:value-type="float" office:value="4.62663515656329" calcext:value-type="float">
            <text:p>4.62663515656329</text:p>
          </table:table-cell>
          <table:table-cell table:style-name="Default" table:formula="of:=[.F16]/[.F$25]" office:value-type="float" office:value="13.7509568626179" calcext:value-type="float">
            <text:p>13.7509568626179</text:p>
          </table:table-cell>
          <table:table-cell/>
          <table:table-cell table:formula="of:=[.F39]/[.F$48]" office:value-type="float" office:value="13.2437641336342" calcext:value-type="float">
            <text:p>13.2437641336342</text:p>
          </table:table-cell>
          <table:table-cell/>
          <table:table-cell table:formula="of:=SUM([.J16:.O16])" office:value-type="float" office:value="72.236348" calcext:value-type="float">
            <text:p>72.236348</text:p>
          </table:table-cell>
          <table:table-cell/>
          <table:table-cell table:formula="of:=[.J16] / [.$K62]" office:value-type="float" office:value="0.0614804198019534" calcext:value-type="float">
            <text:p>0.0614804198019534</text:p>
          </table:table-cell>
          <table:table-cell table:formula="of:=[.K16] / [.$K62]" office:value-type="float" office:value="0.26170139442819" calcext:value-type="float">
            <text:p>0.26170139442819</text:p>
          </table:table-cell>
          <table:table-cell table:formula="of:=[.L16] / [.$K62]" office:value-type="float" office:value="0.17707269752895" calcext:value-type="float">
            <text:p>0.17707269752895</text:p>
          </table:table-cell>
          <table:table-cell table:formula="of:=[.M16] / [.$K62]" office:value-type="float" office:value="0.0380557029267316" calcext:value-type="float">
            <text:p>0.0380557029267316</text:p>
          </table:table-cell>
          <table:table-cell table:formula="of:=[.N16] / [.$K62]" office:value-type="float" office:value="0.0513241893125605" calcext:value-type="float">
            <text:p>0.0513241893125605</text:p>
          </table:table-cell>
          <table:table-cell table:formula="of:=[.O16] / [.$K62]" office:value-type="float" office:value="0.410365596001614" calcext:value-type="float">
            <text:p>0.410365596001614</text:p>
          </table:table-cell>
          <table:table-cell table:number-columns-repeated="2"/>
        </table:table-row>
        <table:table-row table:style-name="ro1">
          <table:table-cell table:formula="of:=[.A17]*[.B17]*[.C17]" office:value-type="float" office:value="360" calcext:value-type="float">
            <text:p>360</text:p>
          </table:table-cell>
          <table:table-cell/>
          <table:table-cell table:formula="of:=[.C62]" office:value-type="float" office:value="51.903153" calcext:value-type="float">
            <text:p>51.903153</text:p>
          </table:table-cell>
          <table:table-cell/>
          <table:table-cell table:formula="of:=[.A63]/[.A$71]" office:value-type="float" office:value="10" calcext:value-type="float">
            <text:p>10</text:p>
          </table:table-cell>
          <table:table-cell table:formula="of:=[.E17]/[.E$25]" office:value-type="float" office:value="4.22973326242707" calcext:value-type="float">
            <text:p>4.22973326242707</text:p>
          </table:table-cell>
          <table:table-cell table:style-name="Default" table:formula="of:=[.F17]/[.F$25]" office:value-type="float" office:value="11.3182053607274" calcext:value-type="float">
            <text:p>11.3182053607274</text:p>
          </table:table-cell>
          <table:table-cell/>
          <table:table-cell table:formula="of:=[.F40]/[.F$48]" office:value-type="float" office:value="10.9303301590638" calcext:value-type="float">
            <text:p>10.9303301590638</text:p>
          </table:table-cell>
          <table:table-cell/>
          <table:table-cell table:formula="of:=SUM([.J17:.O17])" office:value-type="float" office:value="80.166537" calcext:value-type="float">
            <text:p>80.166537</text:p>
          </table:table-cell>
          <table:table-cell/>
          <table:table-cell table:formula="of:=[.J17] / [.$K63]" office:value-type="float" office:value="0.0611932133229105" calcext:value-type="float">
            <text:p>0.0611932133229105</text:p>
          </table:table-cell>
          <table:table-cell table:formula="of:=[.K17] / [.$K63]" office:value-type="float" office:value="0.231147467427712" calcext:value-type="float">
            <text:p>0.231147467427712</text:p>
          </table:table-cell>
          <table:table-cell table:formula="of:=[.L17] / [.$K63]" office:value-type="float" office:value="0.199195607014932" calcext:value-type="float">
            <text:p>0.199195607014932</text:p>
          </table:table-cell>
          <table:table-cell table:formula="of:=[.M17] / [.$K63]" office:value-type="float" office:value="0.0359906777562314" calcext:value-type="float">
            <text:p>0.0359906777562314</text:p>
          </table:table-cell>
          <table:table-cell table:formula="of:=[.N17] / [.$K63]" office:value-type="float" office:value="0.044228379230102" calcext:value-type="float">
            <text:p>0.044228379230102</text:p>
          </table:table-cell>
          <table:table-cell table:formula="of:=[.O17] / [.$K63]" office:value-type="float" office:value="0.428244655248112" calcext:value-type="float">
            <text:p>0.428244655248112</text:p>
          </table:table-cell>
          <table:table-cell table:number-columns-repeated="2"/>
        </table:table-row>
        <table:table-row table:style-name="ro1">
          <table:table-cell table:formula="of:=[.A18]*[.B18]*[.C18]" office:value-type="float" office:value="288" calcext:value-type="float">
            <text:p>288</text:p>
          </table:table-cell>
          <table:table-cell/>
          <table:table-cell table:formula="of:=[.C63]" office:value-type="float" office:value="51.903153" calcext:value-type="float">
            <text:p>51.903153</text:p>
          </table:table-cell>
          <table:table-cell/>
          <table:table-cell table:formula="of:=[.A64]/[.A$71]" office:value-type="float" office:value="8" calcext:value-type="float">
            <text:p>8</text:p>
          </table:table-cell>
          <table:table-cell table:formula="of:=[.E18]/[.E$25]" office:value-type="float" office:value="3.86614138232345" calcext:value-type="float">
            <text:p>3.86614138232345</text:p>
          </table:table-cell>
          <table:table-cell table:style-name="Default" table:formula="of:=[.F18]/[.F$25]" office:value-type="float" office:value="8.90320394953019" calcext:value-type="float">
            <text:p>8.90320394953019</text:p>
          </table:table-cell>
          <table:table-cell/>
          <table:table-cell table:formula="of:=[.F41]/[.F$48]" office:value-type="float" office:value="8.60546298433646" calcext:value-type="float">
            <text:p>8.60546298433646</text:p>
          </table:table-cell>
          <table:table-cell/>
          <table:table-cell table:formula="of:=SUM([.J18:.O18])" office:value-type="float" office:value="74.543649" calcext:value-type="float">
            <text:p>74.543649</text:p>
          </table:table-cell>
          <table:table-cell/>
          <table:table-cell table:formula="of:=[.J18] / [.$K64]" office:value-type="float" office:value="0.0628664153535065" calcext:value-type="float">
            <text:p>0.0628664153535065</text:p>
          </table:table-cell>
          <table:table-cell table:formula="of:=[.K18] / [.$K64]" office:value-type="float" office:value="0.24379140602575" calcext:value-type="float">
            <text:p>0.24379140602575</text:p>
          </table:table-cell>
          <table:table-cell table:formula="of:=[.L18] / [.$K64]" office:value-type="float" office:value="0.166858091425066" calcext:value-type="float">
            <text:p>0.166858091425066</text:p>
          </table:table-cell>
          <table:table-cell table:formula="of:=[.M18] / [.$K64]" office:value-type="float" office:value="0.0501020013120098" calcext:value-type="float">
            <text:p>0.0501020013120098</text:p>
          </table:table-cell>
          <table:table-cell table:formula="of:=[.N18] / [.$K64]" office:value-type="float" office:value="0.0517056657636924" calcext:value-type="float">
            <text:p>0.0517056657636924</text:p>
          </table:table-cell>
          <table:table-cell table:formula="of:=[.O18] / [.$K64]" office:value-type="float" office:value="0.424676420119976" calcext:value-type="float">
            <text:p>0.424676420119976</text:p>
          </table:table-cell>
          <table:table-cell table:number-columns-repeated="2"/>
        </table:table-row>
        <table:table-row table:style-name="ro1">
          <table:table-cell table:formula="of:=[.A19]*[.B19]*[.C19]" office:value-type="float" office:value="216" calcext:value-type="float">
            <text:p>216</text:p>
          </table:table-cell>
          <table:table-cell/>
          <table:table-cell table:formula="of:=[.C64]" office:value-type="float" office:value="51.903153" calcext:value-type="float">
            <text:p>51.903153</text:p>
          </table:table-cell>
          <table:table-cell/>
          <table:table-cell table:formula="of:=[.A65]/[.A$71]" office:value-type="float" office:value="6" calcext:value-type="float">
            <text:p>6</text:p>
          </table:table-cell>
          <table:table-cell table:formula="of:=[.E19]/[.E$25]" office:value-type="float" office:value="3.32509620490334" calcext:value-type="float">
            <text:p>3.32509620490334</text:p>
          </table:table-cell>
          <table:table-cell table:style-name="Default" table:formula="of:=[.F19]/[.F$25]" office:value-type="float" office:value="6.55163936485132" calcext:value-type="float">
            <text:p>6.55163936485132</text:p>
          </table:table-cell>
          <table:table-cell/>
          <table:table-cell table:formula="of:=[.F42]/[.F$48]" office:value-type="float" office:value="6.37392407954027" calcext:value-type="float">
            <text:p>6.37392407954027</text:p>
          </table:table-cell>
          <table:table-cell/>
          <table:table-cell table:formula="of:=SUM([.J19:.O19])" office:value-type="float" office:value="70.291495" calcext:value-type="float">
            <text:p>70.291495</text:p>
          </table:table-cell>
          <table:table-cell/>
          <table:table-cell table:formula="of:=[.J19] / [.$K65]" office:value-type="float" office:value="0.0670494773229677" calcext:value-type="float">
            <text:p>0.0670494773229677</text:p>
          </table:table-cell>
          <table:table-cell table:formula="of:=[.K19] / [.$K65]" office:value-type="float" office:value="0.256304422035696" calcext:value-type="float">
            <text:p>0.256304422035696</text:p>
          </table:table-cell>
          <table:table-cell table:formula="of:=[.L19] / [.$K65]" office:value-type="float" office:value="0.176896806647803" calcext:value-type="float">
            <text:p>0.176896806647803</text:p>
          </table:table-cell>
          <table:table-cell table:formula="of:=[.M19] / [.$K65]" office:value-type="float" office:value="0.0520184554333352" calcext:value-type="float">
            <text:p>0.0520184554333352</text:p>
          </table:table-cell>
          <table:table-cell table:formula="of:=[.N19] / [.$K65]" office:value-type="float" office:value="0.0530453791031191" calcext:value-type="float">
            <text:p>0.0530453791031191</text:p>
          </table:table-cell>
          <table:table-cell table:formula="of:=[.O19] / [.$K65]" office:value-type="float" office:value="0.394685459457079" calcext:value-type="float">
            <text:p>0.394685459457079</text:p>
          </table:table-cell>
          <table:table-cell table:number-columns-repeated="2"/>
        </table:table-row>
        <table:table-row table:style-name="ro1">
          <table:table-cell table:formula="of:=[.A20]*[.B20]*[.C20]" office:value-type="float" office:value="144" calcext:value-type="float">
            <text:p>144</text:p>
          </table:table-cell>
          <table:table-cell/>
          <table:table-cell table:formula="of:=[.C65]" office:value-type="float" office:value="51.903153" calcext:value-type="float">
            <text:p>51.903153</text:p>
          </table:table-cell>
          <table:table-cell/>
          <table:table-cell table:formula="of:=[.A66]/[.A$71]" office:value-type="float" office:value="4" calcext:value-type="float">
            <text:p>4</text:p>
          </table:table-cell>
          <table:table-cell table:formula="of:=[.E20]/[.E$25]" office:value-type="float" office:value="2.61735201770164" calcext:value-type="float">
            <text:p>2.61735201770164</text:p>
          </table:table-cell>
          <table:table-cell table:style-name="Default" table:formula="of:=[.F20]/[.F$25]" office:value-type="float" office:value="4.29256249152544" calcext:value-type="float">
            <text:p>4.29256249152544</text:p>
          </table:table-cell>
          <table:table-cell/>
          <table:table-cell table:formula="of:=[.F43]/[.F$48]" office:value-type="float" office:value="4.22090348635624" calcext:value-type="float">
            <text:p>4.22090348635624</text:p>
          </table:table-cell>
          <table:table-cell/>
          <table:table-cell table:formula="of:=SUM([.J20:.O20])" office:value-type="float" office:value="68.903583" calcext:value-type="float">
            <text:p>68.903583</text:p>
          </table:table-cell>
          <table:table-cell/>
          <table:table-cell table:formula="of:=[.J20] / [.$K66]" office:value-type="float" office:value="0.0689840323688247" calcext:value-type="float">
            <text:p>0.0689840323688247</text:p>
          </table:table-cell>
          <table:table-cell table:formula="of:=[.K20] / [.$K66]" office:value-type="float" office:value="0.255806058735726" calcext:value-type="float">
            <text:p>0.255806058735726</text:p>
          </table:table-cell>
          <table:table-cell table:formula="of:=[.L20] / [.$K66]" office:value-type="float" office:value="0.17685296568685" calcext:value-type="float">
            <text:p>0.17685296568685</text:p>
          </table:table-cell>
          <table:table-cell table:formula="of:=[.M20] / [.$K66]" office:value-type="float" office:value="0.0583172576090854" calcext:value-type="float">
            <text:p>0.0583172576090854</text:p>
          </table:table-cell>
          <table:table-cell table:formula="of:=[.N20] / [.$K66]" office:value-type="float" office:value="0.0550451491034944" calcext:value-type="float">
            <text:p>0.0550451491034944</text:p>
          </table:table-cell>
          <table:table-cell table:formula="of:=[.O20] / [.$K66]" office:value-type="float" office:value="0.384994536496019" calcext:value-type="float">
            <text:p>0.384994536496019</text:p>
          </table:table-cell>
          <table:table-cell table:number-columns-repeated="2"/>
        </table:table-row>
        <table:table-row table:style-name="ro1">
          <table:table-cell table:formula="of:=[.A21]*[.B21]*[.C21]" office:value-type="float" office:value="72" calcext:value-type="float">
            <text:p>72</text:p>
          </table:table-cell>
          <table:table-cell/>
          <table:table-cell table:formula="of:=[.C66]" office:value-type="float" office:value="51.903153" calcext:value-type="float">
            <text:p>51.903153</text:p>
          </table:table-cell>
          <table:table-cell/>
          <table:table-cell table:formula="of:=[.A67]/[.A$71]" office:value-type="float" office:value="2" calcext:value-type="float">
            <text:p>2</text:p>
          </table:table-cell>
          <table:table-cell table:formula="of:=[.E21]/[.E$25]" office:value-type="float" office:value="1.73795559077037" calcext:value-type="float">
            <text:p>1.73795559077037</text:p>
          </table:table-cell>
          <table:table-cell table:style-name="Default" table:formula="of:=[.F21]/[.F$25]" office:value-type="float" office:value="2.03994028565397" calcext:value-type="float">
            <text:p>2.03994028565397</text:p>
          </table:table-cell>
          <table:table-cell/>
          <table:table-cell table:formula="of:=[.F44]/[.F$48]" office:value-type="float" office:value="2.05501559812425" calcext:value-type="float">
            <text:p>2.05501559812425</text:p>
          </table:table-cell>
          <table:table-cell/>
          <table:table-cell table:formula="of:=SUM([.J21:.O21])" office:value-type="float" office:value="57.41289" calcext:value-type="float">
            <text:p>57.41289</text:p>
          </table:table-cell>
          <table:table-cell/>
          <table:table-cell table:formula="of:=[.J21] / [.$K67]" office:value-type="float" office:value="0.0837762216812287" calcext:value-type="float">
            <text:p>0.0837762216812287</text:p>
          </table:table-cell>
          <table:table-cell table:formula="of:=[.K21] / [.$K67]" office:value-type="float" office:value="0.2916444895911" calcext:value-type="float">
            <text:p>0.2916444895911</text:p>
          </table:table-cell>
          <table:table-cell table:formula="of:=[.L21] / [.$K67]" office:value-type="float" office:value="0.200984134399087" calcext:value-type="float">
            <text:p>0.200984134399087</text:p>
          </table:table-cell>
          <table:table-cell table:formula="of:=[.M21] / [.$K67]" office:value-type="float" office:value="0.0637442567339843" calcext:value-type="float">
            <text:p>0.0637442567339843</text:p>
          </table:table-cell>
          <table:table-cell table:formula="of:=[.N21] / [.$K67]" office:value-type="float" office:value="0.0620209503475613" calcext:value-type="float">
            <text:p>0.0620209503475613</text:p>
          </table:table-cell>
          <table:table-cell table:formula="of:=[.O21] / [.$K67]" office:value-type="float" office:value="0.297829947247038" calcext:value-type="float">
            <text:p>0.297829947247038</text:p>
          </table:table-cell>
          <table:table-cell table:number-columns-repeated="2"/>
        </table:table-row>
        <table:table-row table:style-name="ro1">
          <table:table-cell table:formula="of:=[.A22]*[.B22]*[.C22]" office:value-type="float" office:value="36" calcext:value-type="float">
            <text:p>36</text:p>
          </table:table-cell>
          <table:table-cell/>
          <table:table-cell table:formula="of:=[.C67]" office:value-type="float" office:value="51.903153" calcext:value-type="float">
            <text:p>51.903153</text:p>
          </table:table-cell>
          <table:table-cell/>
          <table:table-cell table:formula="of:=[.A68]/[.A$71]" office:value-type="float" office:value="1" calcext:value-type="float">
            <text:p>1</text:p>
          </table:table-cell>
          <table:table-cell table:formula="of:=[.E22]/[.E$25]" office:value-type="float" office:value="1" calcext:value-type="float">
            <text:p>1</text:p>
          </table:table-cell>
          <table:table-cell table:style-name="Default" table:formula="of:=[.F22]/[.F$25]" office:value-type="float" office:value="1" calcext:value-type="float">
            <text:p>1</text:p>
          </table:table-cell>
          <table:table-cell/>
          <table:table-cell table:formula="of:=[.F45]/[.F$48]" office:value-type="float" office:value="1" calcext:value-type="float">
            <text:p>1</text:p>
          </table:table-cell>
          <table:table-cell/>
          <table:table-cell table:formula="of:=SUM([.J22:.O22])" office:value-type="float" office:value="50.655999" calcext:value-type="float">
            <text:p>50.655999</text:p>
          </table:table-cell>
          <table:table-cell/>
          <table:table-cell table:formula="of:=[.J22] / [.$K68]" office:value-type="float" office:value="0.0944326653196594" calcext:value-type="float">
            <text:p>0.0944326653196594</text:p>
          </table:table-cell>
          <table:table-cell table:formula="of:=[.K22] / [.$K68]" office:value-type="float" office:value="0.316679748039319" calcext:value-type="float">
            <text:p>0.316679748039319</text:p>
          </table:table-cell>
          <table:table-cell table:formula="of:=[.L22] / [.$K68]" office:value-type="float" office:value="0.206209120463699" calcext:value-type="float">
            <text:p>0.206209120463699</text:p>
          </table:table-cell>
          <table:table-cell table:formula="of:=[.M22] / [.$K68]" office:value-type="float" office:value="0.0696455517538999" calcext:value-type="float">
            <text:p>0.0696455517538999</text:p>
          </table:table-cell>
          <table:table-cell table:formula="of:=[.N22] / [.$K68]" office:value-type="float" office:value="0.0693149295111128" calcext:value-type="float">
            <text:p>0.0693149295111128</text:p>
          </table:table-cell>
          <table:table-cell table:formula="of:=[.O22] / [.$K68]" office:value-type="float" office:value="0.24371798491231" calcext:value-type="float">
            <text:p>0.24371798491231</text:p>
          </table:table-cell>
          <table:table-cell table:number-columns-repeated="2"/>
        </table:table-row>
        <table:table-row table:style-name="ro1">
          <table:table-cell table:formula="of:=[.A23]*[.B23]*[.C23]" office:value-type="float" office:value="36" calcext:value-type="float">
            <text:p>36</text:p>
          </table:table-cell>
          <table:table-cell/>
          <table:table-cell table:formula="of:=[.C68]" office:value-type="float" office:value="51.903153" calcext:value-type="float">
            <text:p>51.903153</text:p>
          </table:table-cell>
          <table:table-cell/>
          <table:table-cell table:formula="of:=[.A69]/[.A$71]" office:value-type="float" office:value="1" calcext:value-type="float">
            <text:p>1</text:p>
          </table:table-cell>
          <table:table-cell table:formula="of:=[.E23]/[.E$25]" office:value-type="float" office:value="1" calcext:value-type="float">
            <text:p>1</text:p>
          </table:table-cell>
          <table:table-cell table:style-name="Default" table:formula="of:=[.F23]/[.F$25]" office:value-type="float" office:value="1" calcext:value-type="float">
            <text:p>1</text:p>
          </table:table-cell>
          <table:table-cell/>
          <table:table-cell table:formula="of:=[.F46]/[.F$48]" office:value-type="float" office:value="1" calcext:value-type="float">
            <text:p>1</text:p>
          </table:table-cell>
          <table:table-cell/>
          <table:table-cell table:formula="of:=SUM([.J23:.O23])" office:value-type="float" office:value="50.655999" calcext:value-type="float">
            <text:p>50.655999</text:p>
          </table:table-cell>
          <table:table-cell/>
          <table:table-cell table:formula="of:=[.J23] / [.$K69]" office:value-type="float" office:value="0.0944326653196594" calcext:value-type="float">
            <text:p>0.0944326653196594</text:p>
          </table:table-cell>
          <table:table-cell table:formula="of:=[.K23] / [.$K69]" office:value-type="float" office:value="0.316679748039319" calcext:value-type="float">
            <text:p>0.316679748039319</text:p>
          </table:table-cell>
          <table:table-cell table:formula="of:=[.L23] / [.$K69]" office:value-type="float" office:value="0.206209120463699" calcext:value-type="float">
            <text:p>0.206209120463699</text:p>
          </table:table-cell>
          <table:table-cell table:formula="of:=[.M23] / [.$K69]" office:value-type="float" office:value="0.0696455517538999" calcext:value-type="float">
            <text:p>0.0696455517538999</text:p>
          </table:table-cell>
          <table:table-cell table:formula="of:=[.N23] / [.$K69]" office:value-type="float" office:value="0.0693149295111128" calcext:value-type="float">
            <text:p>0.0693149295111128</text:p>
          </table:table-cell>
          <table:table-cell table:formula="of:=[.O23] / [.$K69]" office:value-type="float" office:value="0.24371798491231" calcext:value-type="float">
            <text:p>0.24371798491231</text:p>
          </table:table-cell>
          <table:table-cell table:number-columns-repeated="2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C69]" office:value-type="float" office:value="51.903153" calcext:value-type="float">
            <text:p>51.903153</text:p>
          </table:table-cell>
          <table:table-cell/>
          <table:table-cell table:formula="of:=[.A70]/[.A$71]" office:value-type="float" office:value="1" calcext:value-type="float">
            <text:p>1</text:p>
          </table:table-cell>
          <table:table-cell table:formula="of:=[.E24]/[.E$25]" office:value-type="float" office:value="1" calcext:value-type="float">
            <text:p>1</text:p>
          </table:table-cell>
          <table:table-cell table:style-name="Default" table:formula="of:=[.F24]/[.F$25]" office:value-type="float" office:value="1" calcext:value-type="float">
            <text:p>1</text:p>
          </table:table-cell>
          <table:table-cell/>
          <table:table-cell table:formula="of:=[.F47]/[.F$48]" office:value-type="float" office:value="1" calcext:value-type="float">
            <text:p>1</text:p>
          </table:table-cell>
          <table:table-cell/>
          <table:table-cell table:formula="of:=SUM([.J24:.O24])" office:value-type="float" office:value="50.655999" calcext:value-type="float">
            <text:p>50.655999</text:p>
          </table:table-cell>
          <table:table-cell/>
          <table:table-cell table:formula="of:=[.J24] / [.$K70]" office:value-type="float" office:value="0.0944326653196594" calcext:value-type="float">
            <text:p>0.0944326653196594</text:p>
          </table:table-cell>
          <table:table-cell table:formula="of:=[.K24] / [.$K70]" office:value-type="float" office:value="0.316679748039319" calcext:value-type="float">
            <text:p>0.316679748039319</text:p>
          </table:table-cell>
          <table:table-cell table:formula="of:=[.L24] / [.$K70]" office:value-type="float" office:value="0.206209120463699" calcext:value-type="float">
            <text:p>0.206209120463699</text:p>
          </table:table-cell>
          <table:table-cell table:formula="of:=[.M24] / [.$K70]" office:value-type="float" office:value="0.0696455517538999" calcext:value-type="float">
            <text:p>0.0696455517538999</text:p>
          </table:table-cell>
          <table:table-cell table:formula="of:=[.N24] / [.$K70]" office:value-type="float" office:value="0.0693149295111128" calcext:value-type="float">
            <text:p>0.0693149295111128</text:p>
          </table:table-cell>
          <table:table-cell table:formula="of:=[.O24] / [.$K70]" office:value-type="float" office:value="0.24371798491231" calcext:value-type="float">
            <text:p>0.24371798491231</text:p>
          </table:table-cell>
          <table:table-cell table:number-columns-repeated="2"/>
        </table:table-row>
        <table:table-row table:style-name="ro1">
          <table:table-cell table:formula="of:=[.A25]*[.B25]*[.C25]" office:value-type="float" office:value="36" calcext:value-type="float">
            <text:p>36</text:p>
          </table:table-cell>
          <table:table-cell/>
          <table:table-cell table:formula="of:=[.C70]" office:value-type="float" office:value="51.903153" calcext:value-type="float">
            <text:p>51.903153</text:p>
          </table:table-cell>
          <table:table-cell/>
          <table:table-cell table:formula="of:=[.A71]/[.A$71]" office:value-type="float" office:value="1" calcext:value-type="float">
            <text:p>1</text:p>
          </table:table-cell>
          <table:table-cell table:formula="of:=[.E25]/[.E$25]" office:value-type="float" office:value="1" calcext:value-type="float">
            <text:p>1</text:p>
          </table:table-cell>
          <table:table-cell table:style-name="Default" table:formula="of:=[.F25]/[.F$25]" office:value-type="float" office:value="1" calcext:value-type="float">
            <text:p>1</text:p>
          </table:table-cell>
          <table:table-cell/>
          <table:table-cell table:formula="of:=[.F48]/[.F$48]" office:value-type="float" office:value="1" calcext:value-type="float">
            <text:p>1</text:p>
          </table:table-cell>
          <table:table-cell/>
          <table:table-cell table:formula="of:=SUM([.J25:.O25])" office:value-type="float" office:value="50.655999" calcext:value-type="float">
            <text:p>50.655999</text:p>
          </table:table-cell>
          <table:table-cell/>
          <table:table-cell table:formula="of:=[.J25] / [.$K71]" office:value-type="float" office:value="0.0944326653196594" calcext:value-type="float">
            <text:p>0.0944326653196594</text:p>
          </table:table-cell>
          <table:table-cell table:formula="of:=[.K25] / [.$K71]" office:value-type="float" office:value="0.316679748039319" calcext:value-type="float">
            <text:p>0.316679748039319</text:p>
          </table:table-cell>
          <table:table-cell table:formula="of:=[.L25] / [.$K71]" office:value-type="float" office:value="0.206209120463699" calcext:value-type="float">
            <text:p>0.206209120463699</text:p>
          </table:table-cell>
          <table:table-cell table:formula="of:=[.M25] / [.$K71]" office:value-type="float" office:value="0.0696455517538999" calcext:value-type="float">
            <text:p>0.0696455517538999</text:p>
          </table:table-cell>
          <table:table-cell table:formula="of:=[.N25] / [.$K71]" office:value-type="float" office:value="0.0693149295111128" calcext:value-type="float">
            <text:p>0.0693149295111128</text:p>
          </table:table-cell>
          <table:table-cell table:formula="of:=[.O25] / [.$K71]" office:value-type="float" office:value="0.24371798491231" calcext:value-type="float">
            <text:p>0.2437179849123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x accuracy</text:p>
          </table:table-cell>
          <table:table-cell office:value-type="string" calcext:value-type="string">
            <text:p>min accuracy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style-name="ce1" table:formula="of:=MAX([.G9:.G26])" office:value-type="float" office:value="0.733785" calcext:value-type="float">
            <text:p>7.34E-01</text:p>
          </table:table-cell>
          <table:table-cell table:style-name="ce1" table:formula="of:=MIN([.G9:.G26])" office:value-type="float" office:value="0.338076" calcext:value-type="float">
            <text:p>3.38E-01</text:p>
          </table:table-cell>
          <table:table-cell table:number-columns-repeated="4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6:15:32.23831540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9T16:15:11.885523725</dc:date>
    <meta:editing-duration>PT12H42M38S</meta:editing-duration>
    <meta:editing-cycles>81</meta:editing-cycles>
    <meta:generator>LibreOffice/7.2.4.1$Linux_X86_64 LibreOffice_project/20$Build-1</meta:generator>
    <meta:document-statistic meta:table-count="1" meta:cell-count="96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2a6099" draw:fill-color="#2a6099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214cm" svg:y="0.213cm" style:legend-expansion="custom" svg:width="13.339cm" svg:height="0.871cm" style:legend-expansion-aspect-ratio="15.3145809414466" chart:style-name="ch2"/>
        <chart:plot-area chart:style-name="ch3" table:cell-range-address="Sheet1.A52:Sheet1.A72 Sheet1.E51:Sheet1.G72 Sheet1.C52:Sheet1.C71 Sheet1.I6:Sheet1.I26" chart:data-source-has-labels="row" svg:x="0.865cm" svg:y="1.098cm" svg:width="18.346cm" svg:height="7.201cm">
          <chart:coordinate-region svg:x="1.486cm" svg:y="1.297cm" svg:width="17.103cm" svg:height="6.355cm"/>
          <chart:axis chart:dimension="x" chart:name="primary-x" chart:style-name="ch4">
            <chart:title svg:x="9.086cm" svg:y="8.314cm" chart:style-name="ch5">
              <text:p>#processes</text:p>
            </chart:title>
          </chart:axis>
          <chart:axis chart:dimension="y" chart:name="primary-y" chart:style-name="ch6">
            <chart:title svg:x="0.145cm" svg:y="5.81cm" chart:style-name="ch7">
              <text:p>Runtime (s)</text:p>
            </chart:title>
            <chart:grid chart:style-name="ch8" chart:class="major"/>
          </chart:axis>
          <chart:axis chart:dimension="y" chart:name="secondary-y" chart:style-name="ch9">
            <chart:title svg:x="19.24cm" svg:y="6.035cm" chart:style-name="ch7">
              <text:p>Relative #objects </text:p>
            </chart:title>
          </chart:axis>
          <chart:series chart:attached-axis="secondary-y" chart:style-name="ch10" chart:values-cell-range-address="Sheet1.E52:Sheet1.E72" chart:label-cell-address="Sheet1.E51:Sheet1.E51" chart:class="chart:scatter">
            <chart:domain table:cell-range-address="Sheet1.A52:Sheet1.A72"/>
            <chart:data-point chart:repeated="21"/>
          </chart:series>
          <chart:series chart:attached-axis="secondary-y" chart:style-name="ch11" chart:values-cell-range-address="Sheet1.F52:Sheet1.F72" chart:label-cell-address="Sheet1.F51:Sheet1.F51" chart:class="chart:scatter">
            <chart:data-point chart:repeated="21"/>
          </chart:series>
          <chart:series chart:attached-axis="secondary-y" chart:style-name="ch12" chart:values-cell-range-address="Sheet1.G52:Sheet1.G72" chart:label-cell-address="Sheet1.G51:Sheet1.G51" chart:class="chart:scatter">
            <chart:data-point chart:repeated="21"/>
          </chart:series>
          <chart:series chart:attached-axis="primary-y" chart:style-name="ch13" chart:values-cell-range-address="Sheet1.C52:Sheet1.C71" loext:label-string="&quot;ref runtime&quot;" chart:class="chart:scatter">
            <chart:data-point chart:repeated="21"/>
          </chart:series>
          <chart:series chart:attached-axis="primary-y" chart:style-name="ch14" chart:values-cell-range-address="Sheet1.I6:Sheet1.I26" loext:label-string="&quot;runtime&quot;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#objects</text:p>
                <draw:g>
                  <svg:desc>Sheet1.E51:Sheet1.E51</svg:desc>
                </draw:g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  <table:table-cell office:value-type="string">
                <text:p>symbolic #objects</text:p>
                <draw:g>
                  <svg:desc>Sheet1.G51:Sheet1.G51</svg:desc>
                </draw:g>
              </table:table-cell>
              <table:table-cell office:value-type="string">
                <text:p>ref runtime</text:p>
              </table:table-cell>
              <table:table-cell office:value-type="string">
                <text:p>run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8">
                <text:p>1368</text:p>
                <draw:g>
                  <svg:desc>Sheet1.A52:Sheet1.A72</svg:desc>
                </draw:g>
              </table:table-cell>
              <table:table-cell office:value-type="float" office:value="38">
                <text:p>38</text:p>
                <draw:g>
                  <svg:desc>Sheet1.E52:Sheet1.E72</svg:desc>
                </draw:g>
              </table:table-cell>
              <table:table-cell office:value-type="float" office:value="7.21658810233241">
                <text:p>7.21658810233241</text:p>
                <draw:g>
                  <svg:desc>Sheet1.F52:Sheet1.F72</svg:desc>
                </draw:g>
              </table:table-cell>
              <table:table-cell office:value-type="float" office:value="46.3219334940143">
                <text:p>46.3219334940143</text:p>
                <draw:g>
                  <svg:desc>Sheet1.G52:Sheet1.G72</svg:desc>
                </draw:g>
              </table:table-cell>
              <table:table-cell office:value-type="float" office:value="51.903153">
                <text:p>51.903153</text:p>
                <draw:g>
                  <svg:desc>Sheet1.C52:Sheet1.C71</svg:desc>
                </draw:g>
              </table:table-cell>
              <table:table-cell office:value-type="float" office:value="56.004397">
                <text:p>56.004397</text:p>
                <draw:g>
                  <svg:desc>Sheet1.I6:Sheet1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7.01379447797886">
                <text:p>7.01379447797886</text:p>
              </table:table-cell>
              <table:table-cell office:value-type="float" office:value="42.5395415258221">
                <text:p>42.5395415258221</text:p>
              </table:table-cell>
              <table:table-cell office:value-type="float" office:value="51.903153">
                <text:p>51.903153</text:p>
              </table:table-cell>
              <table:table-cell office:value-type="float" office:value="55.993233">
                <text:p>55.993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6.76594131174651">
                <text:p>6.76594131174651</text:p>
              </table:table-cell>
              <table:table-cell office:value-type="float" office:value="38.7535585900693">
                <text:p>38.7535585900693</text:p>
              </table:table-cell>
              <table:table-cell office:value-type="float" office:value="51.903153">
                <text:p>51.903153</text:p>
              </table:table-cell>
              <table:table-cell office:value-type="float" office:value="54.52322">
                <text:p>54.52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6.49526346580406">
                <text:p>6.49526346580406</text:p>
              </table:table-cell>
              <table:table-cell office:value-type="float" office:value="34.9863016765569">
                <text:p>34.9863016765569</text:p>
              </table:table-cell>
              <table:table-cell office:value-type="float" office:value="51.903153">
                <text:p>51.903153</text:p>
              </table:table-cell>
              <table:table-cell office:value-type="float" office:value="64.673699">
                <text:p>64.673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6.34689078071463">
                <text:p>6.34689078071463</text:p>
              </table:table-cell>
              <table:table-cell office:value-type="float" office:value="31.1833420007137">
                <text:p>31.1833420007137</text:p>
              </table:table-cell>
              <table:table-cell office:value-type="float" office:value="51.903153">
                <text:p>51.903153</text:p>
              </table:table-cell>
              <table:table-cell office:value-type="float" office:value="69.71311">
                <text:p>69.71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6.02693272973721">
                <text:p>6.02693272973721</text:p>
              </table:table-cell>
              <table:table-cell office:value-type="float" office:value="27.4391718964593">
                <text:p>27.4391718964593</text:p>
              </table:table-cell>
              <table:table-cell office:value-type="float" office:value="51.903153">
                <text:p>51.903153</text:p>
              </table:table-cell>
              <table:table-cell office:value-type="float" office:value="64.683497">
                <text:p>64.683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5.68751601386992">
                <text:p>5.68751601386992</text:p>
              </table:table-cell>
              <table:table-cell office:value-type="float" office:value="23.6921604067785">
                <text:p>23.6921604067785</text:p>
              </table:table-cell>
              <table:table-cell office:value-type="float" office:value="51.903153">
                <text:p>51.903153</text:p>
              </table:table-cell>
              <table:table-cell office:value-type="float" office:value="75.518861">
                <text:p>75.518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5.41392976339467">
                <text:p>5.41392976339467</text:p>
              </table:table-cell>
              <table:table-cell office:value-type="float" office:value="21.1559893002722">
                <text:p>21.1559893002722</text:p>
              </table:table-cell>
              <table:table-cell office:value-type="float" office:value="51.903153">
                <text:p>51.903153</text:p>
              </table:table-cell>
              <table:table-cell office:value-type="float" office:value="68.048564">
                <text:p>68.048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5.21906437096263">
                <text:p>5.21906437096263</text:p>
              </table:table-cell>
              <table:table-cell office:value-type="float" office:value="18.6856302054449">
                <text:p>18.6856302054449</text:p>
              </table:table-cell>
              <table:table-cell office:value-type="float" office:value="51.903153">
                <text:p>51.903153</text:p>
              </table:table-cell>
              <table:table-cell office:value-type="float" office:value="80.037592">
                <text:p>80.037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4.92297237704168">
                <text:p>4.92297237704168</text:p>
              </table:table-cell>
              <table:table-cell office:value-type="float" office:value="16.2193216019076">
                <text:p>16.2193216019076</text:p>
              </table:table-cell>
              <table:table-cell office:value-type="float" office:value="51.903153">
                <text:p>51.903153</text:p>
              </table:table-cell>
              <table:table-cell office:value-type="float" office:value="69.822178">
                <text:p>69.822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4.62663515656329">
                <text:p>4.62663515656329</text:p>
              </table:table-cell>
              <table:table-cell office:value-type="float" office:value="13.7509568626179">
                <text:p>13.7509568626179</text:p>
              </table:table-cell>
              <table:table-cell office:value-type="float" office:value="51.903153">
                <text:p>51.903153</text:p>
              </table:table-cell>
              <table:table-cell office:value-type="float" office:value="73.668162">
                <text:p>73.668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4.22973326242707">
                <text:p>4.22973326242707</text:p>
              </table:table-cell>
              <table:table-cell office:value-type="float" office:value="11.3182053607274">
                <text:p>11.3182053607274</text:p>
              </table:table-cell>
              <table:table-cell office:value-type="float" office:value="51.903153">
                <text:p>51.903153</text:p>
              </table:table-cell>
              <table:table-cell office:value-type="float" office:value="81.667301">
                <text:p>81.667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3.86614138232345">
                <text:p>3.86614138232345</text:p>
              </table:table-cell>
              <table:table-cell office:value-type="float" office:value="8.90320394953019">
                <text:p>8.90320394953019</text:p>
              </table:table-cell>
              <table:table-cell office:value-type="float" office:value="51.903153">
                <text:p>51.903153</text:p>
              </table:table-cell>
              <table:table-cell office:value-type="float" office:value="76.197022">
                <text:p>76.197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3.32509620490334">
                <text:p>3.32509620490334</text:p>
              </table:table-cell>
              <table:table-cell office:value-type="float" office:value="6.55163936485132">
                <text:p>6.55163936485132</text:p>
              </table:table-cell>
              <table:table-cell office:value-type="float" office:value="51.903153">
                <text:p>51.903153</text:p>
              </table:table-cell>
              <table:table-cell office:value-type="float" office:value="71.922534">
                <text:p>71.922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2.61735201770164">
                <text:p>2.61735201770164</text:p>
              </table:table-cell>
              <table:table-cell office:value-type="float" office:value="4.29256249152544">
                <text:p>4.29256249152544</text:p>
              </table:table-cell>
              <table:table-cell office:value-type="float" office:value="51.903153">
                <text:p>51.903153</text:p>
              </table:table-cell>
              <table:table-cell office:value-type="float" office:value="70.471133">
                <text:p>70.471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73795559077037">
                <text:p>1.73795559077037</text:p>
              </table:table-cell>
              <table:table-cell office:value-type="float" office:value="2.03994028565397">
                <text:p>2.03994028565397</text:p>
              </table:table-cell>
              <table:table-cell office:value-type="float" office:value="51.903153">
                <text:p>51.903153</text:p>
              </table:table-cell>
              <table:table-cell office:value-type="float" office:value="59.040217">
                <text:p>59.040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1.903153">
                <text:p>51.903153</text:p>
              </table:table-cell>
              <table:table-cell office:value-type="float" office:value="51.903153">
                <text:p>51.903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1.903153">
                <text:p>51.903153</text:p>
              </table:table-cell>
              <table:table-cell office:value-type="float" office:value="51.903153">
                <text:p>51.903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1.903153">
                <text:p>51.903153</text:p>
              </table:table-cell>
              <table:table-cell office:value-type="float" office:value="51.903153">
                <text:p>51.903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1.903153">
                <text:p>51.903153</text:p>
              </table:table-cell>
              <table:table-cell office:value-type="float" office:value="51.903153">
                <text:p>51.903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127cm" svg:y="0.263cm" style:legend-expansion="custom" svg:width="14.498cm" svg:height="0.954cm" style:legend-expansion-aspect-ratio="15.1970649895178" chart:style-name="ch2"/>
        <chart:plot-area chart:style-name="ch3" table:cell-range-address="Sheet1.A52:Sheet1.A72 Sheet1.M51:Sheet1.R72" chart:data-source-has-labels="row" svg:x="0.801cm" svg:y="1.173cm" svg:width="18.924cm" svg:height="7.119cm">
          <chart:coordinate-region svg:x="1.713cm" svg:y="1.372cm" svg:width="17.64cm" svg:height="6.273cm"/>
          <chart:axis chart:dimension="x" chart:name="primary-x" chart:style-name="ch4">
            <chart:title svg:x="9.372cm" svg:y="8.341cm" chart:style-name="ch5">
              <text:p>#processes</text:p>
            </chart:title>
          </chart:axis>
          <chart:axis chart:dimension="y" chart:name="primary-y" chart:style-name="ch6">
            <chart:title svg:x="0.167cm" svg:y="6.625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M52:Sheet1.M72" chart:label-cell-address="Sheet1.M51:Sheet1.M51" chart:class="chart:scatter">
            <chart:domain table:cell-range-address="Sheet1.A52:Sheet1.A72"/>
            <chart:data-point chart:repeated="21"/>
          </chart:series>
          <chart:series chart:style-name="ch10" chart:values-cell-range-address="Sheet1.N52:Sheet1.N72" chart:label-cell-address="Sheet1.N51:Sheet1.N51" chart:class="chart:scatter">
            <chart:data-point chart:repeated="21"/>
          </chart:series>
          <chart:series chart:style-name="ch11" chart:values-cell-range-address="Sheet1.O52:Sheet1.O72" chart:label-cell-address="Sheet1.O51:Sheet1.O51" chart:class="chart:scatter">
            <chart:data-point chart:repeated="21"/>
          </chart:series>
          <chart:series chart:style-name="ch12" chart:values-cell-range-address="Sheet1.P52:Sheet1.P72" chart:label-cell-address="Sheet1.P51:Sheet1.P51" chart:class="chart:scatter">
            <chart:data-point chart:repeated="21"/>
          </chart:series>
          <chart:series chart:style-name="ch13" chart:values-cell-range-address="Sheet1.Q52:Sheet1.Q72" chart:label-cell-address="Sheet1.Q51:Sheet1.Q51" chart:class="chart:scatter">
            <chart:data-point chart:repeated="21"/>
          </chart:series>
          <chart:series chart:style-name="ch14" chart:values-cell-range-address="Sheet1.R52:Sheet1.R72" chart:label-cell-address="Sheet1.R51:Sheet1.R51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M51:Sheet1.M51</svg:desc>
                </draw:g>
              </table:table-cell>
              <table:table-cell office:value-type="string">
                <text:p>symbolic step</text:p>
                <draw:g>
                  <svg:desc>Sheet1.N51:Sheet1.N51</svg:desc>
                </draw:g>
              </table:table-cell>
              <table:table-cell office:value-type="string">
                <text:p>duplicates elimination</text:p>
                <draw:g>
                  <svg:desc>Sheet1.O51:Sheet1.O51</svg:desc>
                </draw:g>
              </table:table-cell>
              <table:table-cell office:value-type="string">
                <text:p>pre-object generation</text:p>
                <draw:g>
                  <svg:desc>Sheet1.P51:Sheet1.P51</svg:desc>
                </draw:g>
              </table:table-cell>
              <table:table-cell office:value-type="string">
                <text:p>object generation</text:p>
                <draw:g>
                  <svg:desc>Sheet1.Q51:Sheet1.Q51</svg:desc>
                </draw:g>
              </table:table-cell>
              <table:table-cell office:value-type="string">
                <text:p>communication</text:p>
                <draw:g>
                  <svg:desc>Sheet1.R51:Sheet1.R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8">
                <text:p>1368</text:p>
                <draw:g>
                  <svg:desc>Sheet1.A52:Sheet1.A72</svg:desc>
                </draw:g>
              </table:table-cell>
              <table:table-cell office:value-type="float" office:value="0.0493202084989007">
                <text:p>0.0493202084989007</text:p>
                <draw:g>
                  <svg:desc>Sheet1.M52:Sheet1.M72</svg:desc>
                </draw:g>
              </table:table-cell>
              <table:table-cell office:value-type="float" office:value="0.360106247723734">
                <text:p>0.360106247723734</text:p>
                <draw:g>
                  <svg:desc>Sheet1.N52:Sheet1.N72</svg:desc>
                </draw:g>
              </table:table-cell>
              <table:table-cell office:value-type="float" office:value="0.311725646306772">
                <text:p>0.311725646306772</text:p>
                <draw:g>
                  <svg:desc>Sheet1.O52:Sheet1.O72</svg:desc>
                </draw:g>
              </table:table-cell>
              <table:table-cell office:value-type="float" office:value="0.0189251596744205">
                <text:p>0.0189251596744205</text:p>
                <draw:g>
                  <svg:desc>Sheet1.P52:Sheet1.P72</svg:desc>
                </draw:g>
              </table:table-cell>
              <table:table-cell office:value-type="float" office:value="0.0285209304397752">
                <text:p>0.0285209304397752</text:p>
                <draw:g>
                  <svg:desc>Sheet1.Q52:Sheet1.Q72</svg:desc>
                </draw:g>
              </table:table-cell>
              <table:table-cell office:value-type="float" office:value="0.231401807356398">
                <text:p>0.231401807356398</text:p>
                <draw:g>
                  <svg:desc>Sheet1.R52:Sheet1.R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0">
                <text:p>1260</text:p>
              </table:table-cell>
              <table:table-cell office:value-type="float" office:value="0.0505837428453746">
                <text:p>0.0505837428453746</text:p>
              </table:table-cell>
              <table:table-cell office:value-type="float" office:value="0.358939489875365">
                <text:p>0.358939489875365</text:p>
              </table:table-cell>
              <table:table-cell office:value-type="float" office:value="0.312317858106009">
                <text:p>0.312317858106009</text:p>
              </table:table-cell>
              <table:table-cell office:value-type="float" office:value="0.0206893819696584">
                <text:p>0.0206893819696584</text:p>
              </table:table-cell>
              <table:table-cell office:value-type="float" office:value="0.0309301395711067">
                <text:p>0.0309301395711067</text:p>
              </table:table-cell>
              <table:table-cell office:value-type="float" office:value="0.226539387632486">
                <text:p>0.226539387632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2">
                <text:p>1152</text:p>
              </table:table-cell>
              <table:table-cell office:value-type="float" office:value="0.0474036916809018">
                <text:p>0.0474036916809018</text:p>
              </table:table-cell>
              <table:table-cell office:value-type="float" office:value="0.367860169206332">
                <text:p>0.367860169206332</text:p>
              </table:table-cell>
              <table:table-cell office:value-type="float" office:value="0.267955469952612">
                <text:p>0.267955469952612</text:p>
              </table:table-cell>
              <table:table-cell office:value-type="float" office:value="0.0240059290420482">
                <text:p>0.0240059290420482</text:p>
              </table:table-cell>
              <table:table-cell office:value-type="float" office:value="0.037990217851968">
                <text:p>0.037990217851968</text:p>
              </table:table-cell>
              <table:table-cell office:value-type="float" office:value="0.254784522266138">
                <text:p>0.254784522266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4">
                <text:p>1044</text:p>
              </table:table-cell>
              <table:table-cell office:value-type="float" office:value="0.0534223058423207">
                <text:p>0.0534223058423207</text:p>
              </table:table-cell>
              <table:table-cell office:value-type="float" office:value="0.308361251596508">
                <text:p>0.308361251596508</text:p>
              </table:table-cell>
              <table:table-cell office:value-type="float" office:value="0.277579786786888">
                <text:p>0.277579786786888</text:p>
              </table:table-cell>
              <table:table-cell office:value-type="float" office:value="0.0233114581314443">
                <text:p>0.0233114581314443</text:p>
              </table:table-cell>
              <table:table-cell office:value-type="float" office:value="0.0432677075179623">
                <text:p>0.0432677075179623</text:p>
              </table:table-cell>
              <table:table-cell office:value-type="float" office:value="0.294057490124877">
                <text:p>0.294057490124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6">
                <text:p>936</text:p>
              </table:table-cell>
              <table:table-cell office:value-type="float" office:value="0.0577520153123028">
                <text:p>0.0577520153123028</text:p>
              </table:table-cell>
              <table:table-cell office:value-type="float" office:value="0.287960024823424">
                <text:p>0.287960024823424</text:p>
              </table:table-cell>
              <table:table-cell office:value-type="float" office:value="0.242540015613379">
                <text:p>0.242540015613379</text:p>
              </table:table-cell>
              <table:table-cell office:value-type="float" office:value="0.0281272006804884">
                <text:p>0.0281272006804884</text:p>
              </table:table-cell>
              <table:table-cell office:value-type="float" office:value="0.0416816373815231">
                <text:p>0.0416816373815231</text:p>
              </table:table-cell>
              <table:table-cell office:value-type="float" office:value="0.341939106188883">
                <text:p>0.341939106188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8">
                <text:p>828</text:p>
              </table:table-cell>
              <table:table-cell office:value-type="float" office:value="0.0563482717268662">
                <text:p>0.0563482717268662</text:p>
              </table:table-cell>
              <table:table-cell office:value-type="float" office:value="0.305734877565768">
                <text:p>0.305734877565768</text:p>
              </table:table-cell>
              <table:table-cell office:value-type="float" office:value="0.267178774437434">
                <text:p>0.267178774437434</text:p>
              </table:table-cell>
              <table:table-cell office:value-type="float" office:value="0.026823724183393">
                <text:p>0.026823724183393</text:p>
              </table:table-cell>
              <table:table-cell office:value-type="float" office:value="0.0443657943708636">
                <text:p>0.0443657943708636</text:p>
              </table:table-cell>
              <table:table-cell office:value-type="float" office:value="0.299548557715675">
                <text:p>0.299548557715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0.05976658023345">
                <text:p>0.05976658023345</text:p>
              </table:table-cell>
              <table:table-cell office:value-type="float" office:value="0.260350593342994">
                <text:p>0.260350593342994</text:p>
              </table:table-cell>
              <table:table-cell office:value-type="float" office:value="0.240720929350723">
                <text:p>0.240720929350723</text:p>
              </table:table-cell>
              <table:table-cell office:value-type="float" office:value="0.0336008674180548">
                <text:p>0.0336008674180548</text:p>
              </table:table-cell>
              <table:table-cell office:value-type="float" office:value="0.0532383608728603">
                <text:p>0.0532383608728603</text:p>
              </table:table-cell>
              <table:table-cell office:value-type="float" office:value="0.352322668781917">
                <text:p>0.352322668781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8">
                <text:p>648</text:p>
              </table:table-cell>
              <table:table-cell office:value-type="float" office:value="0.0570942636639797">
                <text:p>0.0570942636639797</text:p>
              </table:table-cell>
              <table:table-cell office:value-type="float" office:value="0.286135078779951">
                <text:p>0.286135078779951</text:p>
              </table:table-cell>
              <table:table-cell office:value-type="float" office:value="0.19668069951175">
                <text:p>0.19668069951175</text:p>
              </table:table-cell>
              <table:table-cell office:value-type="float" office:value="0.032716229978639">
                <text:p>0.032716229978639</text:p>
              </table:table-cell>
              <table:table-cell office:value-type="float" office:value="0.0495672584614716">
                <text:p>0.0495672584614716</text:p>
              </table:table-cell>
              <table:table-cell office:value-type="float" office:value="0.377806469604208">
                <text:p>0.377806469604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0.0546412429346886">
                <text:p>0.0546412429346886</text:p>
              </table:table-cell>
              <table:table-cell office:value-type="float" office:value="0.24302612860397">
                <text:p>0.24302612860397</text:p>
              </table:table-cell>
              <table:table-cell office:value-type="float" office:value="0.188589699628598">
                <text:p>0.188589699628598</text:p>
              </table:table-cell>
              <table:table-cell office:value-type="float" office:value="0.0389066959817917">
                <text:p>0.0389066959817917</text:p>
              </table:table-cell>
              <table:table-cell office:value-type="float" office:value="0.0522644131538402">
                <text:p>0.0522644131538402</text:p>
              </table:table-cell>
              <table:table-cell office:value-type="float" office:value="0.422571819697112">
                <text:p>0.422571819697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">
                <text:p>504</text:p>
              </table:table-cell>
              <table:table-cell office:value-type="float" office:value="0.0621321897479356">
                <text:p>0.0621321897479356</text:p>
              </table:table-cell>
              <table:table-cell office:value-type="float" office:value="0.276134305277301">
                <text:p>0.276134305277301</text:p>
              </table:table-cell>
              <table:table-cell office:value-type="float" office:value="0.186210930246762">
                <text:p>0.186210930246762</text:p>
              </table:table-cell>
              <table:table-cell office:value-type="float" office:value="0.0444550806827856">
                <text:p>0.0444550806827856</text:p>
              </table:table-cell>
              <table:table-cell office:value-type="float" office:value="0.0539434229299082">
                <text:p>0.0539434229299082</text:p>
              </table:table-cell>
              <table:table-cell office:value-type="float" office:value="0.377124071115308">
                <text:p>0.377124071115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">
                <text:p>432</text:p>
              </table:table-cell>
              <table:table-cell office:value-type="float" office:value="0.0614804198019534">
                <text:p>0.0614804198019534</text:p>
              </table:table-cell>
              <table:table-cell office:value-type="float" office:value="0.26170139442819">
                <text:p>0.26170139442819</text:p>
              </table:table-cell>
              <table:table-cell office:value-type="float" office:value="0.17707269752895">
                <text:p>0.17707269752895</text:p>
              </table:table-cell>
              <table:table-cell office:value-type="float" office:value="0.0380557029267316">
                <text:p>0.0380557029267316</text:p>
              </table:table-cell>
              <table:table-cell office:value-type="float" office:value="0.0513241893125605">
                <text:p>0.0513241893125605</text:p>
              </table:table-cell>
              <table:table-cell office:value-type="float" office:value="0.410365596001614">
                <text:p>0.410365596001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0611932133229105">
                <text:p>0.0611932133229105</text:p>
              </table:table-cell>
              <table:table-cell office:value-type="float" office:value="0.231147467427712">
                <text:p>0.231147467427712</text:p>
              </table:table-cell>
              <table:table-cell office:value-type="float" office:value="0.199195607014932">
                <text:p>0.199195607014932</text:p>
              </table:table-cell>
              <table:table-cell office:value-type="float" office:value="0.0359906777562314">
                <text:p>0.0359906777562314</text:p>
              </table:table-cell>
              <table:table-cell office:value-type="float" office:value="0.044228379230102">
                <text:p>0.044228379230102</text:p>
              </table:table-cell>
              <table:table-cell office:value-type="float" office:value="0.428244655248112">
                <text:p>0.428244655248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0.0628664153535065">
                <text:p>0.0628664153535065</text:p>
              </table:table-cell>
              <table:table-cell office:value-type="float" office:value="0.24379140602575">
                <text:p>0.24379140602575</text:p>
              </table:table-cell>
              <table:table-cell office:value-type="float" office:value="0.166858091425066">
                <text:p>0.166858091425066</text:p>
              </table:table-cell>
              <table:table-cell office:value-type="float" office:value="0.0501020013120098">
                <text:p>0.0501020013120098</text:p>
              </table:table-cell>
              <table:table-cell office:value-type="float" office:value="0.0517056657636924">
                <text:p>0.0517056657636924</text:p>
              </table:table-cell>
              <table:table-cell office:value-type="float" office:value="0.424676420119976">
                <text:p>0.424676420119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">
                <text:p>216</text:p>
              </table:table-cell>
              <table:table-cell office:value-type="float" office:value="0.0670494773229677">
                <text:p>0.0670494773229677</text:p>
              </table:table-cell>
              <table:table-cell office:value-type="float" office:value="0.256304422035696">
                <text:p>0.256304422035696</text:p>
              </table:table-cell>
              <table:table-cell office:value-type="float" office:value="0.176896806647803">
                <text:p>0.176896806647803</text:p>
              </table:table-cell>
              <table:table-cell office:value-type="float" office:value="0.0520184554333352">
                <text:p>0.0520184554333352</text:p>
              </table:table-cell>
              <table:table-cell office:value-type="float" office:value="0.0530453791031191">
                <text:p>0.0530453791031191</text:p>
              </table:table-cell>
              <table:table-cell office:value-type="float" office:value="0.394685459457079">
                <text:p>0.394685459457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0.0689840323688247">
                <text:p>0.0689840323688247</text:p>
              </table:table-cell>
              <table:table-cell office:value-type="float" office:value="0.255806058735726">
                <text:p>0.255806058735726</text:p>
              </table:table-cell>
              <table:table-cell office:value-type="float" office:value="0.17685296568685">
                <text:p>0.17685296568685</text:p>
              </table:table-cell>
              <table:table-cell office:value-type="float" office:value="0.0583172576090854">
                <text:p>0.0583172576090854</text:p>
              </table:table-cell>
              <table:table-cell office:value-type="float" office:value="0.0550451491034944">
                <text:p>0.0550451491034944</text:p>
              </table:table-cell>
              <table:table-cell office:value-type="float" office:value="0.384994536496019">
                <text:p>0.384994536496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0.0837762216812287">
                <text:p>0.0837762216812287</text:p>
              </table:table-cell>
              <table:table-cell office:value-type="float" office:value="0.2916444895911">
                <text:p>0.2916444895911</text:p>
              </table:table-cell>
              <table:table-cell office:value-type="float" office:value="0.200984134399087">
                <text:p>0.200984134399087</text:p>
              </table:table-cell>
              <table:table-cell office:value-type="float" office:value="0.0637442567339843">
                <text:p>0.0637442567339843</text:p>
              </table:table-cell>
              <table:table-cell office:value-type="float" office:value="0.0620209503475613">
                <text:p>0.0620209503475613</text:p>
              </table:table-cell>
              <table:table-cell office:value-type="float" office:value="0.297829947247038">
                <text:p>0.297829947247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0.0944326653196594">
                <text:p>0.0944326653196594</text:p>
              </table:table-cell>
              <table:table-cell office:value-type="float" office:value="0.316679748039319">
                <text:p>0.316679748039319</text:p>
              </table:table-cell>
              <table:table-cell office:value-type="float" office:value="0.206209120463699">
                <text:p>0.206209120463699</text:p>
              </table:table-cell>
              <table:table-cell office:value-type="float" office:value="0.0696455517538999">
                <text:p>0.0696455517538999</text:p>
              </table:table-cell>
              <table:table-cell office:value-type="float" office:value="0.0693149295111128">
                <text:p>0.0693149295111128</text:p>
              </table:table-cell>
              <table:table-cell office:value-type="float" office:value="0.24371798491231">
                <text:p>0.24371798491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0944326653196594">
                <text:p>0.0944326653196594</text:p>
              </table:table-cell>
              <table:table-cell office:value-type="float" office:value="0.316679748039319">
                <text:p>0.316679748039319</text:p>
              </table:table-cell>
              <table:table-cell office:value-type="float" office:value="0.206209120463699">
                <text:p>0.206209120463699</text:p>
              </table:table-cell>
              <table:table-cell office:value-type="float" office:value="0.0696455517538999">
                <text:p>0.0696455517538999</text:p>
              </table:table-cell>
              <table:table-cell office:value-type="float" office:value="0.0693149295111128">
                <text:p>0.0693149295111128</text:p>
              </table:table-cell>
              <table:table-cell office:value-type="float" office:value="0.24371798491231">
                <text:p>0.24371798491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944326653196594">
                <text:p>0.0944326653196594</text:p>
              </table:table-cell>
              <table:table-cell office:value-type="float" office:value="0.316679748039319">
                <text:p>0.316679748039319</text:p>
              </table:table-cell>
              <table:table-cell office:value-type="float" office:value="0.206209120463699">
                <text:p>0.206209120463699</text:p>
              </table:table-cell>
              <table:table-cell office:value-type="float" office:value="0.0696455517538999">
                <text:p>0.0696455517538999</text:p>
              </table:table-cell>
              <table:table-cell office:value-type="float" office:value="0.0693149295111128">
                <text:p>0.0693149295111128</text:p>
              </table:table-cell>
              <table:table-cell office:value-type="float" office:value="0.24371798491231">
                <text:p>0.24371798491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0.0944326653196594">
                <text:p>0.0944326653196594</text:p>
              </table:table-cell>
              <table:table-cell office:value-type="float" office:value="0.316679748039319">
                <text:p>0.316679748039319</text:p>
              </table:table-cell>
              <table:table-cell office:value-type="float" office:value="0.206209120463699">
                <text:p>0.206209120463699</text:p>
              </table:table-cell>
              <table:table-cell office:value-type="float" office:value="0.0696455517538999">
                <text:p>0.0696455517538999</text:p>
              </table:table-cell>
              <table:table-cell office:value-type="float" office:value="0.0693149295111128">
                <text:p>0.0693149295111128</text:p>
              </table:table-cell>
              <table:table-cell office:value-type="float" office:value="0.24371798491231">
                <text:p>0.24371798491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11.665cm" svg:y="5.841cm" style:legend-expansion="custom" svg:width="6.522cm" svg:height="1.583cm" style:legend-expansion-aspect-ratio="4.12002526847757" chart:style-name="ch2"/>
        <chart:plot-area chart:style-name="ch3" table:cell-range-address="Sheet1.F52:Sheet1.G72 Sheet1.G6:Sheet1.G26 Sheet1.G29:Sheet1.G48" chart:data-source-has-labels="row" svg:x="0.869cm" svg:y="0.125cm" svg:width="18.18cm" svg:height="8.176cm">
          <chart:coordinate-region svg:x="1.781cm" svg:y="0.324cm" svg:width="16.831cm" svg:height="7.33cm"/>
          <chart:axis chart:dimension="x" chart:name="primary-x" chart:style-name="ch4">
            <chart:title svg:x="8.011cm" svg:y="8.341cm" chart:style-name="ch5">
              <text:p>Relative symbolic #objects</text:p>
            </chart:title>
          </chart:axis>
          <chart:axis chart:dimension="y" chart:name="primary-y" chart:style-name="ch6">
            <chart:title svg:x="0.165cm" svg:y="5.553cm" chart:style-name="ch7">
              <text:p>Accuracy</text:p>
            </chart:title>
            <chart:grid chart:style-name="ch8" chart:class="major"/>
          </chart:axis>
          <chart:axis chart:dimension="y" chart:name="secondary-y" chart:style-name="ch9">
            <chart:title svg:x="19.276cm" svg:y="6.137cm" chart:style-name="ch7">
              <text:p>Relative #objects</text:p>
            </chart:title>
          </chart:axis>
          <chart:series chart:attached-axis="primary-y" chart:style-name="ch10" chart:values-cell-range-address="Sheet1.G6:Sheet1.G26" loext:label-string="&quot;probabilistic ranking accuracy&quot;" chart:class="chart:scatter">
            <chart:domain table:cell-range-address="Sheet1.G52:Sheet1.G72"/>
            <chart:data-point chart:repeated="21"/>
          </chart:series>
          <chart:series chart:attached-axis="primary-y" chart:style-name="ch11" chart:values-cell-range-address="Sheet1.G29:Sheet1.G48" loext:label-string="&quot;deterministic ranking accuracy&quot;" chart:class="chart:scatter">
            <chart:domain table:cell-range-address="Sheet1.I52:Sheet1.I71"/>
            <chart:data-point chart:repeated="20"/>
          </chart:series>
          <chart:series chart:attached-axis="secondary-y" chart:style-name="ch12" chart:values-cell-range-address="Sheet1.F52:Sheet1.F72" loext:label-string="&quot;#objects&quot;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robabilistic ranking accuracy</text:p>
              </table:table-cell>
              <table:table-cell office:value-type="string">
                <text:p>Column I</text:p>
              </table:table-cell>
              <table:table-cell office:value-type="string">
                <text:p>deterministic ranking accuracy</text:p>
              </table:table-cell>
              <table:table-cell office:value-type="string">
                <text:p>#objec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3219334940143">
                <text:p>46.3219334940143</text:p>
                <draw:g>
                  <svg:desc>Sheet1.G52:Sheet1.G72</svg:desc>
                </draw:g>
              </table:table-cell>
              <table:table-cell office:value-type="float" office:value="0.770755">
                <text:p>0.770755</text:p>
                <draw:g>
                  <svg:desc>Sheet1.G6:Sheet1.G26</svg:desc>
                </draw:g>
              </table:table-cell>
              <table:table-cell office:value-type="float" office:value="43.8652431317928">
                <text:p>43.8652431317928</text:p>
                <draw:g>
                  <svg:desc>Sheet1.I52:Sheet1.I71</svg:desc>
                </draw:g>
              </table:table-cell>
              <table:table-cell office:value-type="float" office:value="0.833111">
                <text:p>0.833111</text:p>
                <draw:g>
                  <svg:desc>Sheet1.G29:Sheet1.G48</svg:desc>
                </draw:g>
              </table:table-cell>
              <table:table-cell office:value-type="float" office:value="7.21658810233241">
                <text:p>7.21658810233241</text:p>
                <draw:g>
                  <svg:desc>Sheet1.F52:Sheet1.F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5395415258221">
                <text:p>42.5395415258221</text:p>
              </table:table-cell>
              <table:table-cell office:value-type="float" office:value="0.761954">
                <text:p>0.761954</text:p>
              </table:table-cell>
              <table:table-cell office:value-type="float" office:value="40.3191525471183">
                <text:p>40.3191525471183</text:p>
              </table:table-cell>
              <table:table-cell office:value-type="float" office:value="0.825981">
                <text:p>0.825981</text:p>
              </table:table-cell>
              <table:table-cell office:value-type="float" office:value="7.01379447797886">
                <text:p>7.01379447797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7535585900693">
                <text:p>38.7535585900693</text:p>
              </table:table-cell>
              <table:table-cell office:value-type="float" office:value="0.750857">
                <text:p>0.750857</text:p>
              </table:table-cell>
              <table:table-cell office:value-type="float" office:value="36.7698002650013">
                <text:p>36.7698002650013</text:p>
              </table:table-cell>
              <table:table-cell office:value-type="float" office:value="0.816939">
                <text:p>0.816939</text:p>
              </table:table-cell>
              <table:table-cell office:value-type="float" office:value="6.76594131174651">
                <text:p>6.76594131174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9863016765569">
                <text:p>34.9863016765569</text:p>
              </table:table-cell>
              <table:table-cell office:value-type="float" office:value="0.733785">
                <text:p>0.733785</text:p>
              </table:table-cell>
              <table:table-cell office:value-type="float" office:value="33.2369982893758">
                <text:p>33.2369982893758</text:p>
              </table:table-cell>
              <table:table-cell office:value-type="float" office:value="0.80834">
                <text:p>0.80834</text:p>
              </table:table-cell>
              <table:table-cell office:value-type="float" office:value="6.49526346580406">
                <text:p>6.49526346580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1833420007137">
                <text:p>31.1833420007137</text:p>
              </table:table-cell>
              <table:table-cell office:value-type="float" office:value="0.72169">
                <text:p>0.72169</text:p>
              </table:table-cell>
              <table:table-cell office:value-type="float" office:value="29.6338118909555">
                <text:p>29.6338118909555</text:p>
              </table:table-cell>
              <table:table-cell office:value-type="float" office:value="0.79593">
                <text:p>0.79593</text:p>
              </table:table-cell>
              <table:table-cell office:value-type="float" office:value="6.34689078071463">
                <text:p>6.34689078071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4391718964593">
                <text:p>27.4391718964593</text:p>
              </table:table-cell>
              <table:table-cell office:value-type="float" office:value="0.706753">
                <text:p>0.706753</text:p>
              </table:table-cell>
              <table:table-cell office:value-type="float" office:value="26.1074886146048">
                <text:p>26.1074886146048</text:p>
              </table:table-cell>
              <table:table-cell office:value-type="float" office:value="0.778926">
                <text:p>0.778926</text:p>
              </table:table-cell>
              <table:table-cell office:value-type="float" office:value="6.02693272973721">
                <text:p>6.02693272973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6921604067785">
                <text:p>23.6921604067785</text:p>
              </table:table-cell>
              <table:table-cell office:value-type="float" office:value="0.665282">
                <text:p>0.665282</text:p>
              </table:table-cell>
              <table:table-cell office:value-type="float" office:value="22.6001147429327">
                <text:p>22.6001147429327</text:p>
              </table:table-cell>
              <table:table-cell office:value-type="float" office:value="0.770001">
                <text:p>0.770001</text:p>
              </table:table-cell>
              <table:table-cell office:value-type="float" office:value="5.68751601386992">
                <text:p>5.68751601386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1559893002722">
                <text:p>21.1559893002722</text:p>
              </table:table-cell>
              <table:table-cell office:value-type="float" office:value="0.661826">
                <text:p>0.661826</text:p>
              </table:table-cell>
              <table:table-cell office:value-type="float" office:value="20.2276113619283">
                <text:p>20.2276113619283</text:p>
              </table:table-cell>
              <table:table-cell office:value-type="float" office:value="0.757311">
                <text:p>0.757311</text:p>
              </table:table-cell>
              <table:table-cell office:value-type="float" office:value="5.41392976339467">
                <text:p>5.41392976339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6856302054449">
                <text:p>18.6856302054449</text:p>
              </table:table-cell>
              <table:table-cell office:value-type="float" office:value="0.600334">
                <text:p>0.600334</text:p>
              </table:table-cell>
              <table:table-cell office:value-type="float" office:value="17.8921910645708">
                <text:p>17.8921910645708</text:p>
              </table:table-cell>
              <table:table-cell office:value-type="float" office:value="0.744863">
                <text:p>0.744863</text:p>
              </table:table-cell>
              <table:table-cell office:value-type="float" office:value="5.21906437096263">
                <text:p>5.21906437096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2193216019076">
                <text:p>16.2193216019076</text:p>
              </table:table-cell>
              <table:table-cell office:value-type="float" office:value="0.610105">
                <text:p>0.610105</text:p>
              </table:table-cell>
              <table:table-cell office:value-type="float" office:value="15.521827593785">
                <text:p>15.521827593785</text:p>
              </table:table-cell>
              <table:table-cell office:value-type="float" office:value="0.71541">
                <text:p>0.71541</text:p>
              </table:table-cell>
              <table:table-cell office:value-type="float" office:value="4.92297237704168">
                <text:p>4.92297237704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7509568626179">
                <text:p>13.7509568626179</text:p>
              </table:table-cell>
              <table:table-cell office:value-type="float" office:value="0.575493">
                <text:p>0.575493</text:p>
              </table:table-cell>
              <table:table-cell office:value-type="float" office:value="13.2437641336342">
                <text:p>13.2437641336342</text:p>
              </table:table-cell>
              <table:table-cell office:value-type="float" office:value="0.715468">
                <text:p>0.715468</text:p>
              </table:table-cell>
              <table:table-cell office:value-type="float" office:value="4.62663515656329">
                <text:p>4.62663515656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3182053607274">
                <text:p>11.3182053607274</text:p>
              </table:table-cell>
              <table:table-cell office:value-type="float" office:value="0.553211">
                <text:p>0.553211</text:p>
              </table:table-cell>
              <table:table-cell office:value-type="float" office:value="10.9303301590638">
                <text:p>10.9303301590638</text:p>
              </table:table-cell>
              <table:table-cell office:value-type="float" office:value="0.670037">
                <text:p>0.670037</text:p>
              </table:table-cell>
              <table:table-cell office:value-type="float" office:value="4.22973326242707">
                <text:p>4.22973326242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90320394953019">
                <text:p>8.90320394953019</text:p>
              </table:table-cell>
              <table:table-cell office:value-type="float" office:value="0.490987">
                <text:p>0.490987</text:p>
              </table:table-cell>
              <table:table-cell office:value-type="float" office:value="8.60546298433646">
                <text:p>8.60546298433646</text:p>
              </table:table-cell>
              <table:table-cell office:value-type="float" office:value="0.654851">
                <text:p>0.654851</text:p>
              </table:table-cell>
              <table:table-cell office:value-type="float" office:value="3.86614138232345">
                <text:p>3.86614138232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5163936485132">
                <text:p>6.55163936485132</text:p>
              </table:table-cell>
              <table:table-cell office:value-type="float" office:value="0.455787">
                <text:p>0.455787</text:p>
              </table:table-cell>
              <table:table-cell office:value-type="float" office:value="6.37392407954027">
                <text:p>6.37392407954027</text:p>
              </table:table-cell>
              <table:table-cell office:value-type="float" office:value="0.596499">
                <text:p>0.596499</text:p>
              </table:table-cell>
              <table:table-cell office:value-type="float" office:value="3.32509620490334">
                <text:p>3.32509620490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9256249152544">
                <text:p>4.29256249152544</text:p>
              </table:table-cell>
              <table:table-cell office:value-type="float" office:value="0.417537">
                <text:p>0.417537</text:p>
              </table:table-cell>
              <table:table-cell office:value-type="float" office:value="4.22090348635624">
                <text:p>4.22090348635624</text:p>
              </table:table-cell>
              <table:table-cell office:value-type="float" office:value="0.58945">
                <text:p>0.58945</text:p>
              </table:table-cell>
              <table:table-cell office:value-type="float" office:value="2.61735201770164">
                <text:p>2.61735201770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994028565397">
                <text:p>2.03994028565397</text:p>
              </table:table-cell>
              <table:table-cell office:value-type="float" office:value="0.355223">
                <text:p>0.355223</text:p>
              </table:table-cell>
              <table:table-cell office:value-type="float" office:value="2.05501559812425">
                <text:p>2.05501559812425</text:p>
              </table:table-cell>
              <table:table-cell office:value-type="float" office:value="0.53822">
                <text:p>0.53822</text:p>
              </table:table-cell>
              <table:table-cell office:value-type="float" office:value="1.73795559077037">
                <text:p>1.73795559077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338076">
                <text:p>0.338076</text:p>
              </table:table-cell>
              <table:table-cell office:value-type="float" office:value="1">
                <text:p>1</text:p>
              </table:table-cell>
              <table:table-cell office:value-type="float" office:value="0.494892">
                <text:p>0.494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338076">
                <text:p>0.338076</text:p>
              </table:table-cell>
              <table:table-cell office:value-type="float" office:value="1">
                <text:p>1</text:p>
              </table:table-cell>
              <table:table-cell office:value-type="float" office:value="0.494892">
                <text:p>0.494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338076">
                <text:p>0.338076</text:p>
              </table:table-cell>
              <table:table-cell office:value-type="float" office:value="1">
                <text:p>1</text:p>
              </table:table-cell>
              <table:table-cell office:value-type="float" office:value="0.494892">
                <text:p>0.494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38076">
                <text:p>0.338076</text:p>
              </table:table-cell>
              <table:table-cell office:value-type="float" office:value="1">
                <text:p>1</text:p>
              </table:table-cell>
              <table:table-cell office:value-type="float" office:value="0.494892">
                <text:p>0.494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